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CC000022029DBF4BC3.svm"/>
  <manifest:file-entry manifest:media-type="" manifest:full-path="Pictures/2000000700002ED30000256BB74E5C71.svm"/>
  <manifest:file-entry manifest:media-type="" manifest:full-path="Pictures/2000000700002EB800001AABB157C4D9.svm"/>
  <manifest:file-entry manifest:media-type="" manifest:full-path="Pictures/20000007000045DF00002800FE8E90B9.svm"/>
  <manifest:file-entry manifest:media-type="" manifest:full-path="Pictures/20000007000048250000286A0E148A8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MI8" svg:font-family="CMMI8"/>
    <style:font-face style:name="CMR8" svg:font-family="CMR8"/>
    <style:font-face style:name="CMSY6" svg:font-family="CMSY6"/>
    <style:font-face style:name="CMSY8" svg:font-family="CMSY8"/>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17.013cm" fo:margin-left="0cm" fo:margin-right="-0.012cm" table:align="margins"/>
    </style:style>
    <style:style style:name="Tabela2.A" style:family="table-column">
      <style:table-column-properties style:column-width="8.149cm" style:rel-column-width="31391*"/>
    </style:style>
    <style:style style:name="Tabela2.B" style:family="table-column">
      <style:table-column-properties style:column-width="8.864cm" style:rel-column-width="34144*"/>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1" style:family="table">
      <style:table-properties style:width="17.013cm" fo:margin-left="0cm" fo:margin-right="-0.012cm" table:align="margins"/>
    </style:style>
    <style:style style:name="Tabela1.A" style:family="table-column">
      <style:table-column-properties style:column-width="0.661cm" style:rel-column-width="2548*"/>
    </style:style>
    <style:style style:name="Tabela1.B" style:family="table-column">
      <style:table-column-properties style:column-width="3.281cm" style:rel-column-width="12638*"/>
    </style:style>
    <style:style style:name="Tabela1.C" style:family="table-column">
      <style:table-column-properties style:column-width="4.207cm" style:rel-column-width="16205*"/>
    </style:style>
    <style:style style:name="Tabela1.D" style:family="table-column">
      <style:table-column-properties style:column-width="1.565cm" style:rel-column-width="6026*"/>
    </style:style>
    <style:style style:name="Tabela1.E" style:family="table-column">
      <style:table-column-properties style:column-width="3.039cm" style:rel-column-width="11707*"/>
    </style:style>
    <style:style style:name="Tabela1.F" style:family="table-column">
      <style:table-column-properties style:column-width="3.043cm" style:rel-column-width="11720*"/>
    </style:style>
    <style:style style:name="Tabela1.G" style:family="table-column">
      <style:table-column-properties style:column-width="1.217cm" style:rel-column-width="4691*"/>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G2" style:family="table-cell">
      <style:table-cell-properties fo:padding="0.097cm" fo:border-left="0.002cm solid #000000" fo:border-right="0.002cm solid #000000" fo:border-top="none" fo:border-bottom="0.002cm solid #000000"/>
    </style:style>
    <style:style style:name="Tabela1.A3" style:family="table-cell" style:data-style-name="N0">
      <style:table-cell-properties fo:padding="0.097cm" fo:border-left="0.002cm solid #000000" fo:border-right="none" fo:border-top="none" fo:border-bottom="0.002cm solid #000000"/>
    </style:style>
    <style:style style:name="Tabela4" style:family="table">
      <style:table-properties style:width="17.013cm" fo:margin-left="0cm" fo:margin-right="-0.012cm" table:align="margins"/>
    </style:style>
    <style:style style:name="Tabela4.A" style:family="table-column">
      <style:table-column-properties style:column-width="8.149cm" style:rel-column-width="31391*"/>
    </style:style>
    <style:style style:name="Tabela4.B" style:family="table-column">
      <style:table-column-properties style:column-width="8.864cm" style:rel-column-width="34144*"/>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0.002cm solid #000000"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0.66cm" style:rel-column-width="2541*"/>
    </style:style>
    <style:style style:name="Tabela3.B" style:family="table-column">
      <style:table-column-properties style:column-width="3.281cm" style:rel-column-width="12638*"/>
    </style:style>
    <style:style style:name="Tabela3.C" style:family="table-column">
      <style:table-column-properties style:column-width="3.309cm" style:rel-column-width="12746*"/>
    </style:style>
    <style:style style:name="Tabela3.D" style:family="table-column">
      <style:table-column-properties style:column-width="2.462cm" style:rel-column-width="9485*"/>
    </style:style>
    <style:style style:name="Tabela3.E" style:family="table-column">
      <style:table-column-properties style:column-width="3.039cm" style:rel-column-width="11707*"/>
    </style:style>
    <style:style style:name="Tabela3.F" style:family="table-column">
      <style:table-column-properties style:column-width="3.043cm" style:rel-column-width="11720*"/>
    </style:style>
    <style:style style:name="Tabela3.G" style:family="table-column">
      <style:table-column-properties style:column-width="1.219cm" style:rel-column-width="4698*"/>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G2" style:family="table-cell">
      <style:table-cell-properties fo:padding="0.097cm" fo:border-left="0.002cm solid #000000" fo:border-right="0.002cm solid #000000" fo:border-top="none" fo:border-bottom="0.002cm solid #000000"/>
    </style:style>
    <style:style style:name="Tabela3.A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autospace="none"/>
      <style:text-properties style:font-name="GraphicraftOptima-Medium" fo:font-size="13pt" style:font-name-asian="GraphicraftOptima-Medium" style:font-size-asian="13pt" style:font-name-complex="GraphicraftOptima-Medium" style:font-size-complex="13pt"/>
    </style:style>
    <style:style style:name="P2" style:family="paragraph" style:parent-style-name="Standard">
      <style:paragraph-properties fo:text-align="center" style:justify-single-word="false" style:text-autospace="none"/>
      <style:text-properties style:font-name="CMTI10" fo:font-size="11pt" fo:font-style="italic" style:font-name-asian="CMTI10" style:font-size-asian="11pt" style:font-style-asian="italic" style:font-name-complex="CMTI10" style:font-size-complex="11pt" style:font-style-complex="itali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style:font-name="GraphicSabon-Roman"/>
    </style:style>
    <style:style style:name="P5" style:family="paragraph" style:parent-style-name="Standard">
      <style:paragraph-properties style:text-autospace="none"/>
      <style:text-properties style:font-name="GraphicSabon-Roman"/>
    </style:style>
    <style:style style:name="P6"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7"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8" style:family="paragraph" style:parent-style-name="Standard">
      <style:paragraph-properties fo:line-height="150%" style:text-autospace="none">
        <style:tab-stops>
          <style:tab-stop style:position="8.546cm"/>
        </style:tab-stops>
      </style:paragraph-properties>
      <style:text-properties style:font-name="GraphicSabon-Roman" fo:font-size="11pt" style:font-name-asian="GraphicSabon-Roman" style:font-size-asian="11pt" style:font-name-complex="GraphicSabon-Roman" style:font-size-complex="11pt"/>
    </style:style>
    <style:style style:name="P9" style:family="paragraph" style:parent-style-name="Standard">
      <style:paragraph-properties fo:line-height="150%" fo:text-align="center" style:justify-single-word="false" style:text-autospace="none"/>
      <style:text-properties style:font-name="GraphicSabon-Roman" fo:font-size="11pt" style:font-name-asian="GraphicSabon-Roman" style:font-size-asian="11pt" style:font-name-complex="GraphicSabon-Roman" style:font-size-complex="11pt"/>
    </style:style>
    <style:style style:name="P10" style:family="paragraph" style:parent-style-name="Standard">
      <style:paragraph-properties fo:line-height="150%"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1" style:family="paragraph" style:parent-style-name="Standard">
      <style:paragraph-properties fo:line-height="150%" fo:text-align="center"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2" style:family="paragraph" style:parent-style-name="Standard">
      <style:paragraph-properties fo:line-height="150%"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3" style:family="paragraph" style:parent-style-name="Standard">
      <style:text-properties style:font-name="GraphicraftOptima-Bold" fo:font-size="10pt" fo:font-weight="bold" style:font-name-asian="GraphicraftOptima-Bold" style:font-size-asian="10pt" style:font-weight-asian="bold" style:font-name-complex="GraphicraftOptima-Bold" style:font-size-complex="10pt" style:font-weight-complex="bold"/>
    </style:style>
    <style:style style:name="P14" style:family="paragraph" style:parent-style-name="Standard">
      <style:paragraph-properties fo:line-height="150%" fo:text-align="justify" style:justify-single-word="false" style:text-autospace="none"/>
    </style:style>
    <style:style style:name="P15"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16" style:family="paragraph" style:parent-style-name="Standard">
      <style:paragraph-properties fo:line-height="150%" style:text-autospace="none"/>
      <style:text-properties style:font-name="Courier New" fo:font-size="11pt" style:font-name-asian="GraphicSabon-Roman" style:font-size-asian="11pt" style:font-name-complex="GraphicSabon-Roman" style:font-size-complex="11pt"/>
    </style:style>
    <style:style style:name="P17" style:family="paragraph" style:parent-style-name="Table_20_Contents">
      <style:paragraph-properties fo:text-align="center" style:justify-single-word="false"/>
      <style:text-properties style:font-name="GraphicSabon-Roman" fo:font-size="11pt" style:font-name-asian="GraphicSabon-Roman" style:font-size-asian="11pt" style:font-name-complex="GraphicSabon-Roman" style:font-size-complex="11pt"/>
    </style:style>
    <style:style style:name="P18" style:family="paragraph" style:parent-style-name="Table_20_Contents">
      <style:paragraph-properties fo:text-align="center" style:justify-single-word="false"/>
      <style:text-properties style:font-name="Segoe UI" fo:font-size="11pt" style:font-name-asian="GraphicSabon-Roman" style:font-size-asian="11pt" style:font-name-complex="GraphicSabon-Roman" style:font-size-complex="11pt"/>
    </style:style>
    <style:style style:name="P19" style:family="paragraph" style:parent-style-name="Standard" style:master-page-name="MP0">
      <style:paragraph-properties fo:text-align="center" style:justify-single-word="false" style:page-number="auto" fo:break-before="page"/>
    </style:style>
    <style:style style:name="P20" style:family="paragraph" style:parent-style-name="Standard">
      <style:paragraph-properties fo:line-height="150%" style:text-autospace="none"/>
      <style:text-properties style:font-name="GraphicSabon-Roman"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21" style:family="paragraph" style:parent-style-name="Standard">
      <style:paragraph-properties fo:line-height="150%"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22" style:family="paragraph" style:parent-style-name="Standard">
      <style:paragraph-properties fo:line-height="150%" fo:text-align="center" style:justify-single-word="false"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23" style:family="paragraph" style:parent-style-name="Standard">
      <style:paragraph-properties fo:line-height="150%" fo:text-align="center" style:justify-single-word="false" style:text-autospace="none"/>
      <style:text-properties style:font-name="GraphicSabon-Roman" fo:font-size="11pt" style:font-name-asian="GraphicSabon-Roman" style:font-size-asian="11pt" style:font-name-complex="GraphicSabon-Roman" style:font-size-complex="11pt"/>
    </style:style>
    <style:style style:name="P24"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25"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26" style:family="paragraph" style:parent-style-name="Standard" style:list-style-name="L2">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27" style:family="paragraph" style:parent-style-name="Standard">
      <style:paragraph-properties fo:line-height="150%" fo:text-align="center"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28"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29" style:family="paragraph" style:parent-style-name="Standard">
      <style:paragraph-properties fo:line-height="150%" style:text-autospace="none"/>
      <style:text-properties style:font-name="GraphicSabon-Bold" fo:font-size="11pt" style:font-name-asian="GraphicSabon-Bold" style:font-size-asian="11pt" style:font-name-complex="GraphicSabon-Bold" style:font-size-complex="11pt"/>
    </style:style>
    <style:style style:name="P30"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31" style:family="paragraph" style:parent-style-name="Standard">
      <style:paragraph-properties fo:line-height="150%" style:text-autospace="none"/>
    </style:style>
    <style:style style:name="P32" style:family="paragraph" style:parent-style-name="Standard" style:list-style-name="L1">
      <style:paragraph-properties fo:line-height="150%" style:text-autospace="none"/>
    </style:style>
    <style:style style:name="P33" style:family="paragraph" style:parent-style-name="Standard">
      <style:paragraph-properties fo:line-height="150%" fo:text-align="justify" style:justify-single-word="false" style:text-autospace="none"/>
    </style:style>
    <style:style style:name="P34" style:family="paragraph" style:parent-style-name="Standard" style:list-style-name="L2">
      <style:paragraph-properties fo:line-height="150%" fo:text-align="justify" style:justify-single-word="false" style:text-autospace="none"/>
    </style:style>
    <style:style style:name="P35" style:family="paragraph" style:parent-style-name="Standard">
      <style:paragraph-properties fo:line-height="150%" fo:text-align="center" style:justify-single-word="false" style:text-autospace="none"/>
    </style:style>
    <style:style style:name="P36" style:family="paragraph" style:parent-style-name="Standard">
      <style:paragraph-properties fo:line-height="150%" fo:text-align="start" style:justify-single-word="false" style:text-autospace="none"/>
    </style:style>
    <style:style style:name="P37" style:family="paragraph" style:parent-style-name="Table_20_Contents">
      <style:paragraph-properties fo:text-align="center" style:justify-single-word="false"/>
      <style:text-properties style:font-name="GraphicSabon-Roman" fo:font-size="11pt" style:font-name-asian="GraphicSabon-Roman" style:font-size-asian="11pt" style:font-name-complex="GraphicSabon-Roman" style:font-size-complex="11pt"/>
    </style:style>
    <style:style style:name="P38"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T1" style:family="text">
      <style:text-properties style:font-name="GraphicraftOptima-Bold" fo:font-size="18.5pt" fo:font-weight="bold" style:font-name-asian="GraphicraftOptima-Bold" style:font-size-asian="18.5pt" style:font-weight-asian="bold" style:font-name-complex="GraphicraftOptima-Bold" style:font-size-complex="18.5pt" style:font-weight-complex="bold"/>
    </style:style>
    <style:style style:name="T2" style:family="text">
      <style:text-properties style:font-name="CMTI10" fo:font-size="11pt" fo:font-style="italic" style:font-name-asian="CMTI10" style:font-size-asian="11pt" style:font-style-asian="italic" style:font-name-complex="CMTI10" style:font-size-complex="11pt" style:font-style-complex="italic"/>
    </style:style>
    <style:style style:name="T3" style:family="text">
      <style:text-properties style:font-name="GraphicSabon-Roman"/>
    </style:style>
    <style:style style:name="T4" style:family="text">
      <style:text-properties style:font-name="GraphicSabon-Roman" fo:font-size="11pt" style:font-name-asian="GraphicSabon-Roman" style:font-size-asian="11pt" style:font-name-complex="GraphicSabon-Roman" style:font-size-complex="11pt"/>
    </style:style>
    <style:style style:name="T5" style:family="text">
      <style:text-properties style:font-name="GraphicSabon-Roman" fo:font-size="11pt" fo:font-style="italic" style:font-name-asian="GraphicSabon-Roman" style:font-size-asian="11pt" style:font-style-asian="italic" style:font-name-complex="GraphicSabon-Roman" style:font-size-complex="11pt"/>
    </style:style>
    <style:style style:name="T6" style:family="text">
      <style:text-properties style:font-name="GraphicSabon-Roman" fo:font-size="11pt" fo:font-style="italic" style:font-name-asian="GraphicSabon-Roman" style:font-size-asian="11pt" style:font-style-asian="italic" style:font-name-complex="GraphicSabon-Roman" style:font-size-complex="11pt" style:font-style-complex="italic"/>
    </style:style>
    <style:style style:name="T7" style:family="text">
      <style:text-properties style:font-name="GraphicSabon-Roman" fo:font-size="11pt" fo:language="pt" fo:country="BR" style:font-name-asian="GraphicSabon-Roman" style:font-size-asian="11pt" style:font-name-complex="GraphicSabon-Roman" style:font-size-complex="11pt"/>
    </style:style>
    <style:style style:name="T8" style:family="text">
      <style:text-properties style:font-name="GraphicSabon-Roman" fo:font-size="11pt" fo:language="pt" fo:country="BR" fo:font-style="italic" style:font-name-asian="GraphicSabon-Roman" style:font-size-asian="11pt" style:font-style-asian="italic" style:font-name-complex="GraphicSabon-Roman" style:font-size-complex="11pt" style:font-style-complex="italic"/>
    </style:style>
    <style:style style:name="T9" style:family="text">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T10" style:family="text">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T11" style:family="text">
      <style:text-properties style:font-name="Segoe UI"/>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style:font-weight-asian="bold"/>
    </style:style>
    <style:style style:name="T18" style:family="text">
      <style:text-properties style:font-weight-complex="bold"/>
    </style:style>
    <style:style style:name="T19" style:family="text">
      <style:text-properties fo:font-weight="normal" style:font-weight-asian="normal" style:font-weight-complex="normal"/>
    </style:style>
    <style:style style:name="T20" style:family="text">
      <style:text-properties style:font-name="Courier New"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ize="11pt"/>
    </style:style>
    <style:style style:name="T24" style:family="text">
      <style:text-properties fo:font-size="11pt" style:font-name-asian="GraphicSabon-Roman" style:font-size-asian="11pt" style:font-name-complex="GraphicSabon-Roman" style:font-size-complex="11pt"/>
    </style:style>
    <style:style style:name="T25" style:family="text">
      <style:text-properties style:font-name-asian="GraphicSabon-Roman"/>
    </style:style>
    <style:style style:name="T26" style:family="text">
      <style:text-properties style:font-size-asian="11pt"/>
    </style:style>
    <style:style style:name="T27" style:family="text">
      <style:text-properties style:font-name-complex="GraphicSabon-Roman"/>
    </style:style>
    <style:style style:name="T28" style:family="text">
      <style:text-properties style:font-size-complex="11pt"/>
    </style:style>
    <style:style style:name="T29" style:family="text">
      <style:text-properties style:font-name="Lucida Calligraphy" fo:font-size="9pt" style:font-name-asian="GraphicSabon-Roman" style:font-size-asian="9pt" style:font-name-complex="GraphicSabon-Roman" style:font-size-complex="9pt"/>
    </style:style>
    <style:style style:name="T30" style:family="text">
      <style:text-properties style:font-name="Times New Roman" fo:font-size="11pt" style:font-name-asian="GraphicSabon-Roman" style:font-size-asian="11pt" style:font-name-complex="GraphicSabon-Roman" style:font-size-complex="11pt"/>
    </style:style>
    <style:style style:name="T31" style:family="text">
      <style:text-properties style:font-name="Times New Roman" fo:font-size="11pt" fo:font-style="italic" style:font-name-asian="GraphicSabon-Roman" style:font-size-asian="11pt" style:font-style-asian="italic" style:font-name-complex="GraphicSabon-Roman" style:font-size-complex="11pt"/>
    </style:style>
    <style:style style:name="T32" style:family="text">
      <style:text-properties style:text-position="sub 58%" style:font-name="GraphicSabon-Roman" fo:font-size="11pt" fo:font-style="italic" style:font-name-asian="GraphicSabon-Roman" style:font-size-asian="11pt" style:font-style-asian="italic" style:font-name-complex="GraphicSabon-Roman" style:font-size-complex="11pt"/>
    </style:style>
    <style:style style:name="T33" style:family="text">
      <style:text-properties style:text-position="sub 58%" style:font-name="GraphicSabon-Roman" fo:font-size="11pt" style:font-name-asian="GraphicSabon-Roman" style:font-size-asian="11pt" style:font-name-complex="GraphicSabon-Roman" style:font-size-complex="11pt"/>
    </style:style>
    <style:style style:name="T34" style:family="text">
      <style:text-properties style:font-name="Symbol" fo:font-size="11pt" fo:font-style="italic" style:font-name-asian="GraphicSabon-Roman" style:font-size-asian="11pt" style:font-style-asian="italic" style:font-name-complex="GraphicSabon-Roman" style:font-size-complex="11pt"/>
    </style:style>
    <style:style style:name="T35" style:family="text">
      <style:text-properties style:font-name="Courier New"/>
    </style:style>
    <style:style style:name="T36" style:family="text">
      <style:text-properties style:font-name="Courier New" fo:font-size="11pt" style:font-name-asian="GraphicSabon-Roman" style:font-size-asian="11pt" style:font-name-complex="GraphicSabon-Roman"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Fonte_20_parág._20_padrão"><text:span text:style-name="T1">Uma Ferramenta para suportar a publicação de visões RDF de dados relacionais.</text:span></text:span></text:p>
      <text:p text:style-name="P1"/>
      <text:p text:style-name="P1">Luís Eufrasio Teixeira Neto</text:p>
      <text:p text:style-name="P2">UFC – Universidade Federal do Ceará,</text:p>
      <text:p text:style-name="P3"><text:span text:style-name="Fonte_20_parág._20_padrão"><text:span text:style-name="T2">Grupo ARIDA, Fortaleza, Brasil</text:span></text:span></text:p>
      <text:p text:style-name="P4"/>
      <text:p text:style-name="P5"/>
      <text:p text:style-name="P13">Resumo</text:p>
      <text:p text:style-name="P13"/>
      <text:p text:style-name="P14"><text:span text:style-name="Fonte_20_parág._20_padrão"><text:span text:style-name="T4">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criar uma mapeamento do modelo relacional para o modelo RDF (triplificação dos dados). Esse mapeamento é realizado por ferramentas como o D2R, por exemplo, para a criação de endpoints RDF (modelo virtual) ou mesmo para exportar os dados e criar uma nova base triplificada. Entretanto, a simples triplificação dos dados para a web semântica não é suficiente, pois na maioria dos casos deseja-se publicar os dados usando um vocabulário comum que permite melhor reuso e a integração da base com outras fontes RDF. Dessa forma, é preciso definir uma ontologia de aplicação como sendo um subconjunto de uma ontologia de domínio bem como criar um mapeamento da base relacional para essa ontologia de aplicação. Uma vez definida a ontologia e criado o mapeamento para ela, é preciso traduzir esse mapeamento para um formato que possa ser interpretado por uma ferramenta de publicação de dados RDF. Neste trabalho, tratamos do problema de gerar automaticamente os arquivos de mapeamento necessários para publicar dados relacionais com o D2R. Para tanto, propomos uma ferramenta web que disponibiliza para o usuário a criação da configuração de acesso às bases (podem ser múltiplas), a geração da ontologia local (triplificação simples), a criação da ontologia de aplicação com base em uma ontologia de domínio, a criação do mapeamento de alto nível entre as ontologias local e de aplicação e a geração automática do arquivo de mapeamento do D2R. Com essa abordagem, os usuários poderão publicar dados relacionais em RDF preocupando-se apenas em definir a ontologia exportada e o mapeamento para ela.</text:span></text:span></text:p>
      <text:p text:style-name="P6"/>
      <text:p text:style-name="P15">1 Introdução</text:p>
      <text:p text:style-name="P6">Para publicar bases relacionais na Web Semântica já existem algumas ferramentas disponíveis como SquirrelRDF, OpenLink Virtuoso e D2R Server, onde este último foi <text:soft-page-break/>escolhido para ser utilizado nesse trabalho.</text:p>
      <text:p text:style-name="P6"><text:tab/>Dados na Web Semântica são modelados e representados em RDF. O D2R Server usa <text:s/>o “D2RQ mapping” para mapear o conteúdo do banco de dados para esse formato, assim possibilitando que os dados RDF possam ser navegados e pesquisados.</text:p>
      <text:p text:style-name="P14"><text:span text:style-name="T4"><text:tab/>A interface Linked Data do D2R torna as descrições RDF de recursos disponíveis através do protocolo HTTP. Assim, uma descrição RDF pode ser recuperada simplesmente acessando a URI do recurso na Web. Para tanto podem ser utilizados navegadores da web semântica como o Tabulator [</text:span><text:a xlink:type="simple" xlink:href="http://www.w3.org/2005/ajar/tab">http://www.w3.org/2005/ajar/tab</text:a><text:span text:style-name="T4">] ou o Disco [</text:span><text:a xlink:type="simple" xlink:href="http://www4.wiwiss.fu-berlin.de/bizer/ng4j/disco/"><text:span text:style-name="T4">http://www4.wiwiss.fu-berlin.de/bizer/ng4j/disco/</text:span></text:a><text:span text:style-name="T4">], onde o usuário pode seguir links de um recurso para o outro navegando na Web de dados.</text:span></text:p>
      <text:p text:style-name="P14"><text:span text:style-name="Fonte_20_parág._20_padrão"><text:span text:style-name="T4"><text:tab/>Embora o D2R seja uma poderosa ferramenta, ele exibe uma certa complexidade na criação dos mapeamentos, assim como as outras ferramentas citadas. Um dos objetivos desse trabalho é criar um wrapper para o D2R, onde o usuário poderá publicar seus dados em RDF sem precisar conhecer a linguagem de mapeamento específica do D2R Server nem precisar configurá-lo.</text:span></text:span></text:p>
      <text:p text:style-name="P6"><text:tab/>O restante desse artigo está organizado de seguinte forma: a seção 2 contextualiza o problema de gerar mapeamentos complexos de bases relacionais para uma ontologia de aplicação. A seção 3 demonstra através de um exemplo a linguagem de mapeamento do D2R Server. A seção 4 apresenta um estudo de caso para o problema. A seção 5 conclui o artigo apontando para atividades futuras de pesquisa.</text:p>
      <text:p text:style-name="P6"/>
      <text:p text:style-name="P29"><text:span text:style-name="T13">2 Contextualização do Problema</text:span></text:p>
      <text:p text:style-name="P6">Para publicarmos fontes de dados na Web de acordo com os princípios do Linked Data, </text:p>
      <text:p text:style-name="P7">é necessário seguir uma sequência de passos como definido no Framework para publicação de dados ligados em []:</text:p>
      <text:list xml:id="list41436444" text:style-name="L1">
        <text:list-item>
          <text:p text:style-name="P32"><text:span text:style-name="T4">Primeiro criamos uma </text:span><text:span text:style-name="T5">source ontology</text:span><text:span text:style-name="T4"> </text:span><text:span text:style-name="T29">S </text:span><text:span text:style-name="T30">= </text:span><text:span text:style-name="T31">(</text:span><text:span text:style-name="T5">V</text:span><text:span text:style-name="T32">S </text:span><text:span text:style-name="T5">,</text:span><text:span text:style-name="T33"> </text:span><text:span text:style-name="T5">C</text:span><text:span text:style-name="T32">S</text:span><text:span text:style-name="T5">)</text:span><text:span text:style-name="T4">, que modela os dados a serem publicados. </text:span></text:p>
        </text:list-item>
        <text:list-item>
          <text:p text:style-name="P32"><text:span text:style-name="T4">Então selecionamos uma </text:span><text:span text:style-name="T5">domain ontology</text:span><text:span text:style-name="T4"> </text:span><text:span text:style-name="T29">D </text:span><text:span text:style-name="T30">= </text:span><text:span text:style-name="T31">(</text:span><text:span text:style-name="T5">V</text:span><text:span text:style-name="T32">D </text:span><text:span text:style-name="T5">,</text:span><text:span text:style-name="T33"> </text:span><text:span text:style-name="T5">C</text:span><text:span text:style-name="T32">D</text:span><text:span text:style-name="T5">)</text:span><text:span text:style-name="T4">, que modela o domínio da aplicação. De fato, </text:span><text:span text:style-name="T29">D</text:span><text:span text:style-name="T4"> pode ser uma combinação de ontologias cobrindo domínios distintos. </text:span></text:p>
        </text:list-item>
        <text:list-item>
          <text:p text:style-name="P32"><text:span text:style-name="T4">Dando procedimento, criamos um mapeamento </text:span><text:span text:style-name="T5">source-to-domain</text:span><text:span text:style-name="T4"> </text:span><text:span text:style-name="T34"></text:span><text:span text:style-name="T4"> de </text:span><text:span text:style-name="T29">S</text:span><text:span text:style-name="T4"> para </text:span><text:span text:style-name="T29">D</text:span><text:span text:style-name="T4">. (Note que </text:span><text:span text:style-name="T34"></text:span><text:span text:style-name="T4"> pode não conter definições para todos os símbolos em</text:span><text:span text:style-name="T5"> V</text:span><text:span text:style-name="T32">D</text:span><text:span text:style-name="T4">) e gera uma </text:span><text:span text:style-name="T6">exported (application) ontology</text:span><text:span text:style-name="T4">). </text:span></text:p>
        </text:list-item>
        <text:list-item>
          <text:p text:style-name="P32"><text:span text:style-name="T7">Publicação e Registro da </text:span><text:span text:style-name="T8">exported ontology</text:span><text:span text:style-name="T7">. Os dados podem ser exportados de duas formas: Enfoque virtual onde é criado um SPARQL end-point ou materializado, que exporta e mantém os dados em RDF.</text:span></text:p>
          <text:p text:style-name="P32"><text:span text:style-name="T7"/></text:p>
        </text:list-item>
      </text:list>
      <text:p text:style-name="P14"><text:soft-page-break/><text:span text:style-name="T11"><text:tab/></text:span><text:span text:style-name="T4">Nesse trabalho são abordados os problemas relativos ao último passo utilizando o enfoque virtual adotado pelo D2RQ para publicar os dados. No entanto, é necessário encontrar formas de traduzir os diversos mapeamentos </text:span><text:span text:style-name="T34"></text:span><text:span text:style-name="T4"> para a linguagem de mapeamento D2RM suportada pelo D2R Server. A definição dessa tradução e sua implementação são as principais contribuições desse trabalho.</text:span></text:p>
      <text:p text:style-name="P7"><text:span text:style-name="T11"><text:s/></text:span></text:p>
      <text:p text:style-name="P15">3 Mapeamento D2RQ</text:p>
      <text:p text:style-name="P15"/>
      <text:list xml:id="list41606690" text:style-name="L2">
        <text:list-item>
          <text:list>
            <text:list-item>
              <text:p text:style-name="P34"><text:span text:style-name="T4"><text:s/>Sobre o D2R Server</text:span></text:p>
            </text:list-item>
          </text:list>
        </text:list-item>
      </text:list>
      <text:p text:style-name="P6"><text:tab/>Como já foi dito na introdução, o D2R Server é uma ferramenta para publicar o conteúdo de bases de dados relacionais na Web Semântica, um espaço de informação global consistindo de dados ligados.</text:p>
      <text:p text:style-name="P14"><text:span text:style-name="T4"><text:tab/>Ele pode ser acessado de 3 formas diferentes conforme mostra a figura 3.1:</text:span></text:p>
      <text:p text:style-name="P14"><draw:frame draw:style-name="fr1" draw:name="figura5" text:anchor-type="paragraph" svg:width="11.959cm" svg:height="6.826cm" draw:z-index="4"><draw:image xlink:href="Pictures/2000000700002EB800001AABB157C4D9.svm" xlink:type="simple" xlink:show="embed" xlink:actuate="onLoad"/></draw:frame><text:span text:style-name="T4">onde sua </text:span><text:span text:style-name="T9">interface</text:span><text:span text:style-name="T4"> </text:span><text:span text:style-name="T9">Linked Data </text:span><text:span text:style-name="T10">torna as descrições RDF de recursos individuais disponíveis no protocolo HTTP, a </text:span><text:span text:style-name="T9">interface SPARQL </text:span><text:span text:style-name="T10">torna possível que aplicações pesquisem e consultem o banco de dados usando a linguagem de consulta SPARQL sobre o protocolo SPARQL e uma interface HTML que oferece acesso a navegadores Web familiares.</text:span></text:p>
      <text:p text:style-name="P14"><text:span text:style-name="T10"><text:tab/>Requisições oriundas da Web são reescritas em em consultas SQL usando o mapeamento. Essa tradução “on-the-fly” permite a publicação de grandes bases de dados no formato RDF e elimina a necessidade de replicação desses dados.</text:span></text:p>
      <text:p text:style-name="P6"/>
      <text:list xml:id="list42303956" text:continue-numbering="true" text:style-name="L2">
        <text:list-item>
          <text:list>
            <text:list-item>
              <text:p text:style-name="P26"><text:s/>Arquivos de mapeamento auto-gerados</text:p>
            </text:list-item>
          </text:list>
        </text:list-item>
      </text:list>
      <text:p text:style-name="P6"><text:tab/>O script <text:span text:style-name="T35">generate-mapping</text:span> cria um arquivo de mapeamento default através da análise do esquema do banco de dados existente. Esse arquivo pode ser utilizado da forma como foi gerado ou pode ser customizado. Abaixo mostramos a forma de uso:</text:p>
      <text:p text:style-name="P38"><text:soft-page-break/></text:p>
      <text:p text:style-name="P38">generate-mapping [-u username] [-p password] [-d driverclass] [-o outfile.n3] [-b base uri] jdbcURL</text:p>
      <text:p text:style-name="P38"/>
      <text:p text:style-name="P6">Nos anexos 1 e 2 estão os mapeamentos auto-gerados para os exemplos utilizados no estudo de caso.</text:p>
      <text:p text:style-name="P6"/>
      <text:list xml:id="list42330418" text:continue-numbering="true" text:style-name="L2">
        <text:list-item>
          <text:list>
            <text:list-item>
              <text:p text:style-name="P26"/>
            </text:list-item>
          </text:list>
        </text:list-item>
      </text:list>
      <text:p text:style-name="P7"/>
      <text:p text:style-name="P15">4 Estudo de Caso</text:p>
      <text:p text:style-name="P8">Esta seção apresenta o exemplo utilizado por [Sacramento] que foi adaptou de [Casanova et al. 2009], de um acesso a lojas virtuais mediado para clientes que compram livros na Web. O exemplo inclui duas ontologias locais (amazon e ebay), uma ontologia de domínio e duas ontologias de aplicação. Nesse trabalho iremos focar nos mapeamentos entre as ontologias locais e de aplicação. Na primeira parte do exemplo, mostramos a ontologia local da Amazon, o script de criação da base de dados, o mapeamento conceitual e seu equivalente no mapeamento para o D2R.</text:p>
      <text:p text:style-name="P9"><draw:frame draw:style-name="fr1" draw:name="figura1" text:anchor-type="paragraph" svg:width="9.419cm" svg:height="8.707cm" draw:z-index="0"><draw:image xlink:href="Pictures/20000007000024CC000022029DBF4BC3.svm" xlink:type="simple" xlink:show="embed" xlink:actuate="onLoad"/></draw:frame></text:p>
      <text:p text:style-name="P9">Figura 4.1</text:p>
      <text:p text:style-name="P9"/>
      <table:table table:name="Tabela2" table:style-name="Tabela2">
        <table:table-column table:style-name="Tabela2.A"/>
        <table:table-column table:style-name="Tabela2.B"/>
        <table:table-row>
          <table:table-cell table:style-name="Tabela2.A1" office:value-type="string">
            <text:p text:style-name="P7">CREATE TABLE Publisher (</text:p>
            <text:p text:style-name="P7"><text:s text:c="4"/>name VARCHAR(100) NOT NULL,</text:p>
            <text:p text:style-name="P7"><text:s text:c="4"/>address VARCHAR(200) NOT NULL,</text:p>
            <text:p text:style-name="P7"><text:s text:c="4"/>primary key(name)</text:p>
            <text:p text:style-name="P7"><text:soft-page-break/>);</text:p>
          </table:table-cell>
          <table:table-cell table:style-name="Tabela2.B1" office:value-type="string">
            <text:p text:style-name="P7">CREATE TABLE Book (</text:p>
            <text:p text:style-name="P7"><text:s text:c="4"/>title VARCHAR(100) NOT NULL,</text:p>
            <text:p text:style-name="P7"><text:s text:c="4"/>price DECIMAL(15,2) NOT NULL,</text:p>
            <text:p text:style-name="P7"><text:s text:c="4"/>currency VARCHAR(20) NOT NULL, <text:s text:c="3"/></text:p>
            <text:p text:style-name="P7"><text:soft-page-break/><text:s text:c="4"/>isbn VARCHAR(20) NULL,</text:p>
            <text:p text:style-name="P7"><text:s text:c="4"/>author VARCHAR(100) NULL,</text:p>
            <text:p text:style-name="P7"><text:s text:c="4"/>pub VARCHAR(100) NULL,</text:p>
            <text:p text:style-name="P7"><text:s text:c="4"/>PRIMARY KEY(title),</text:p>
            <text:p text:style-name="P7"><text:s text:c="4"/>FOREIGN KEY(pub)</text:p>
            <text:p text:style-name="P7"><text:s text:c="8"/>REFERENCES Publisher(name)</text:p>
            <text:p text:style-name="P7">);</text:p>
            <text:p text:style-name="P7"/>
          </table:table-cell>
        </table:table-row>
        <table:table-row>
          <table:table-cell table:style-name="Tabela2.A2" office:value-type="string">
            <text:p text:style-name="P7">CREATE TABLE Recorder (</text:p>
            <text:p text:style-name="P7"><text:s text:c="4"/>recname VARCHAR(100) NOT NULL,</text:p>
            <text:p text:style-name="P7"><text:s text:c="4"/>primary key(recname)</text:p>
            <text:p text:style-name="P7">);</text:p>
          </table:table-cell>
          <table:table-cell table:style-name="Tabela2.B2" office:value-type="string">
            <text:p text:style-name="P7">CREATE TABLE Music (</text:p>
            <text:p text:style-name="P7"><text:s text:c="4"/>title VARCHAR(100) NOT NULL,</text:p>
            <text:p text:style-name="P7"><text:s text:c="4"/>price DECIMAL(15,2) NOT NULL,</text:p>
            <text:p text:style-name="P7"><text:s text:c="4"/>currency VARCHAR(20) NOT NULL, <text:s text:c="3"/></text:p>
            <text:p text:style-name="P7"><text:s text:c="4"/>rec VARCHAR(100) NOT NULL,</text:p>
            <text:p text:style-name="P7"><text:s text:c="4"/>PRIMARY KEY(title),</text:p>
            <text:p text:style-name="P7"><text:s text:c="4"/>FOREIGN KEY(rec)</text:p>
            <text:p text:style-name="P7"><text:s text:c="8"/>REFERENCES Recorder(recname)</text:p>
            <text:p text:style-name="P7">);</text:p>
            <text:p text:style-name="P7"/>
          </table:table-cell>
        </table:table-row>
        <table:table-row>
          <table:table-cell table:style-name="Tabela2.A2" office:value-type="string">
            <text:p text:style-name="P7">CREATE TABLE Video (</text:p>
            <text:p text:style-name="P7"><text:s text:c="4"/>title VARCHAR(100) NOT NULL,</text:p>
            <text:p text:style-name="P7"><text:s text:c="4"/>price DECIMAL(15,2) NOT NULL,</text:p>
            <text:p text:style-name="P7"><text:s text:c="4"/>currency VARCHAR(20) NOT NULL,</text:p>
            <text:p text:style-name="P7"><text:s text:c="4"/>PRIMARY KEY(title)</text:p>
            <text:p text:style-name="P7">);</text:p>
          </table:table-cell>
          <table:table-cell table:style-name="Tabela2.B2" office:value-type="string">
            <text:p text:style-name="P7">CREATE TABLE PC_HW (</text:p>
            <text:p text:style-name="P7"><text:s text:c="4"/>title VARCHAR(100) NOT NULL,</text:p>
            <text:p text:style-name="P7"><text:s text:c="4"/>price DECIMAL(15,2) NOT NULL,</text:p>
            <text:p text:style-name="P7"><text:s text:c="4"/>currency VARCHAR(20) NOT NULL,</text:p>
            <text:p text:style-name="P7"><text:s text:c="4"/>PRIMARY KEY(title)</text:p>
            <text:p text:style-name="P7">);</text:p>
          </table:table-cell>
        </table:table-row>
      </table:table>
      <text:p text:style-name="P9">Tabela 4.1</text:p>
      <text:p text:style-name="P9"/>
      <text:p text:style-name="P7">Considerando que todo Produto é de um tipo específico, utilizamos a estratégia 2 de mapeamento de Hierarquia de classes definida em [Ramakrishnan 2008]. Nessa abordagem são criadas somente as relações dos tipos específicos com os atributos comuns repetidos nelas.</text:p>
      <text:p text:style-name="P7"/>
      <text:p text:style-name="P7">Em seguida, apresentamos as ontologias de domínio e de aplicação, onde esta última será nossa ontologia alvo, ou seja, será criado um mapeamento da ontologia local para ela. Essa ontologia de aplicação foi gerada utilizando o matching de vocabulários mostrado na tabela 4.2 e as regras geradas no post-matching. A criação dessas regras está definida em [Sacramento].</text:p>
      <text:p text:style-name="P11"><draw:frame draw:style-name="fr2" draw:name="figura2" text:anchor-type="paragraph" svg:width="17cm" svg:height="9.731cm" draw:z-index="1"><draw:image xlink:href="Pictures/20000007000045DF00002800FE8E90B9.svm" xlink:type="simple" xlink:show="embed" xlink:actuate="onLoad"/></draw:frame><text:span text:style-name="T19">Figura</text:span> <text:span text:style-name="T19">4.2</text:span></text:p>
      <text:p text:style-name="P11"><text:soft-page-break/><text:span text:style-name="T19"/></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table-cell table:style-name="Tabela1.A1" office:value-type="string">
            <text:p text:style-name="P17">#</text:p>
          </table:table-cell>
          <table:table-cell table:style-name="Tabela1.A1" table:number-columns-spanned="3" office:value-type="string">
            <text:p text:style-name="P17">Ontologia Local - <text:span text:style-name="T14">Amazon</text:span></text:p>
          </table:table-cell>
          <table:covered-table-cell/>
          <table:covered-table-cell/>
          <table:table-cell table:style-name="Tabela1.E1" table:number-columns-spanned="3" office:value-type="string">
            <text:p text:style-name="P17">Ontologia de Domínio - <text:span text:style-name="T14">Sales</text:span></text:p>
          </table:table-cell>
          <table:covered-table-cell/>
          <table:covered-table-cell/>
        </table:table-row>
        <table:table-row>
          <table:table-cell table:style-name="Tabela1.A2" office:value-type="string">
            <text:p text:style-name="P17"/>
          </table:table-cell>
          <table:table-cell table:style-name="Tabela1.A2" office:value-type="string">
            <text:p text:style-name="P17">v1</text:p>
          </table:table-cell>
          <table:table-cell table:style-name="Tabela1.A2" office:value-type="string">
            <text:p text:style-name="P17">e1</text:p>
          </table:table-cell>
          <table:table-cell table:style-name="Tabela1.A2" office:value-type="string">
            <text:p text:style-name="P17">r1</text:p>
          </table:table-cell>
          <table:table-cell table:style-name="Tabela1.A2" office:value-type="string">
            <text:p text:style-name="P17">v2</text:p>
          </table:table-cell>
          <table:table-cell table:style-name="Tabela1.A2" office:value-type="string">
            <text:p text:style-name="P17">e2</text:p>
          </table:table-cell>
          <table:table-cell table:style-name="Tabela1.G2" office:value-type="string">
            <text:p text:style-name="P17">r2</text:p>
          </table:table-cell>
        </table:table-row>
        <table:table-row>
          <table:table-cell table:style-name="Tabela1.A3" office:value-type="float" office:value="1">
            <text:p text:style-name="P17">1</text:p>
          </table:table-cell>
          <table:table-cell table:style-name="Tabela1.A2" office:value-type="string">
            <text:p text:style-name="P17">a: title</text:p>
          </table:table-cell>
          <table:table-cell table:style-name="Tabela1.A2" office:value-type="string">
            <text:p text:style-name="P17">a: Book</text:p>
          </table:table-cell>
          <table:table-cell table:style-name="Tabela1.A2" office:value-type="string">
            <text:p text:style-name="P18">Τ</text:p>
          </table:table-cell>
          <table:table-cell table:style-name="Tabela1.A2" office:value-type="string">
            <text:p text:style-name="P17">s: title</text:p>
          </table:table-cell>
          <table:table-cell table:style-name="Tabela1.A2" office:value-type="string">
            <text:p text:style-name="P17">s: Book</text:p>
          </table:table-cell>
          <table:table-cell table:style-name="Tabela1.G2" office:value-type="string">
            <text:p text:style-name="P18">Τ</text:p>
          </table:table-cell>
        </table:table-row>
        <table:table-row>
          <table:table-cell table:style-name="Tabela1.A3" office:value-type="float" office:value="2">
            <text:p text:style-name="P17">2</text:p>
          </table:table-cell>
          <table:table-cell table:style-name="Tabela1.A2" office:value-type="string">
            <text:p text:style-name="P17">a: publisher</text:p>
          </table:table-cell>
          <table:table-cell table:style-name="Tabela1.A2" office:value-type="string">
            <text:p text:style-name="P17">a: Book</text:p>
          </table:table-cell>
          <table:table-cell table:style-name="Tabela1.A2" office:value-type="string">
            <text:p text:style-name="P18">Τ</text:p>
          </table:table-cell>
          <table:table-cell table:style-name="Tabela1.A2" office:value-type="string">
            <text:p text:style-name="P17">s: pub</text:p>
          </table:table-cell>
          <table:table-cell table:style-name="Tabela1.A2" office:value-type="string">
            <text:p text:style-name="P17">s: Book</text:p>
          </table:table-cell>
          <table:table-cell table:style-name="Tabela1.G2" office:value-type="string">
            <text:p text:style-name="P18">Τ</text:p>
          </table:table-cell>
        </table:table-row>
        <table:table-row>
          <table:table-cell table:style-name="Tabela1.A3" office:value-type="float" office:value="3">
            <text:p text:style-name="P17">3</text:p>
          </table:table-cell>
          <table:table-cell table:style-name="Tabela1.A2" office:value-type="string">
            <text:p text:style-name="P17">a: Book</text:p>
          </table:table-cell>
          <table:table-cell table:style-name="Tabela1.A2" office:value-type="string">
            <text:p text:style-name="P18">Τ</text:p>
          </table:table-cell>
          <table:table-cell table:style-name="Tabela1.A2" office:value-type="string">
            <text:p text:style-name="P18">Τ</text:p>
          </table:table-cell>
          <table:table-cell table:style-name="Tabela1.A2" office:value-type="string">
            <text:p text:style-name="P17">s: Book</text:p>
          </table:table-cell>
          <table:table-cell table:style-name="Tabela1.A2" office:value-type="string">
            <text:p text:style-name="P18">Τ</text:p>
          </table:table-cell>
          <table:table-cell table:style-name="Tabela1.G2" office:value-type="string">
            <text:p text:style-name="P18">Τ</text:p>
          </table:table-cell>
        </table:table-row>
        <table:table-row>
          <table:table-cell table:style-name="Tabela1.A3" office:value-type="float" office:value="4">
            <text:p text:style-name="P17">4</text:p>
          </table:table-cell>
          <table:table-cell table:style-name="Tabela1.A2" office:value-type="string">
            <text:p text:style-name="P17">a: title</text:p>
          </table:table-cell>
          <table:table-cell table:style-name="Tabela1.A2" office:value-type="string">
            <text:p text:style-name="P17">a: Music</text:p>
          </table:table-cell>
          <table:table-cell table:style-name="Tabela1.A2" office:value-type="string">
            <text:p text:style-name="P18">Τ</text:p>
          </table:table-cell>
          <table:table-cell table:style-name="Tabela1.A2" office:value-type="string">
            <text:p text:style-name="P17">s: title</text:p>
          </table:table-cell>
          <table:table-cell table:style-name="Tabela1.A2" office:value-type="string">
            <text:p text:style-name="P17">s: Music</text:p>
          </table:table-cell>
          <table:table-cell table:style-name="Tabela1.G2" office:value-type="string">
            <text:p text:style-name="P18">Τ</text:p>
          </table:table-cell>
        </table:table-row>
        <table:table-row>
          <table:table-cell table:style-name="Tabela1.A3" office:value-type="float" office:value="5">
            <text:p text:style-name="P17">5</text:p>
          </table:table-cell>
          <table:table-cell table:style-name="Tabela1.A2" office:value-type="string">
            <text:p text:style-name="P17">a: Music</text:p>
          </table:table-cell>
          <table:table-cell table:style-name="Tabela1.A2" office:value-type="string">
            <text:p text:style-name="P18">Τ</text:p>
          </table:table-cell>
          <table:table-cell table:style-name="Tabela1.A2" office:value-type="string">
            <text:p text:style-name="P18">Τ</text:p>
          </table:table-cell>
          <table:table-cell table:style-name="Tabela1.A2" office:value-type="string">
            <text:p text:style-name="P17">s: Music</text:p>
          </table:table-cell>
          <table:table-cell table:style-name="Tabela1.A2" office:value-type="string">
            <text:p text:style-name="P18">Τ</text:p>
          </table:table-cell>
          <table:table-cell table:style-name="Tabela1.G2" office:value-type="string">
            <text:p text:style-name="P18">Τ</text:p>
          </table:table-cell>
        </table:table-row>
        <table:table-row>
          <table:table-cell table:style-name="Tabela1.A3" office:value-type="float" office:value="6">
            <text:p text:style-name="P17">6</text:p>
          </table:table-cell>
          <table:table-cell table:style-name="Tabela1.A2" office:value-type="string">
            <text:p text:style-name="P17">a: name</text:p>
          </table:table-cell>
          <table:table-cell table:style-name="Tabela1.A2" office:value-type="string">
            <text:p text:style-name="P17">a: Publ</text:p>
          </table:table-cell>
          <table:table-cell table:style-name="Tabela1.A2" office:value-type="string">
            <text:p text:style-name="P18">Τ</text:p>
          </table:table-cell>
          <table:table-cell table:style-name="Tabela1.A2" office:value-type="string">
            <text:p text:style-name="P17">s: name</text:p>
          </table:table-cell>
          <table:table-cell table:style-name="Tabela1.A2" office:value-type="string">
            <text:p text:style-name="P17">s: Publ</text:p>
          </table:table-cell>
          <table:table-cell table:style-name="Tabela1.G2" office:value-type="string">
            <text:p text:style-name="P18">Τ</text:p>
          </table:table-cell>
        </table:table-row>
        <table:table-row>
          <table:table-cell table:style-name="Tabela1.A3" office:value-type="float" office:value="7">
            <text:p text:style-name="P17">7</text:p>
          </table:table-cell>
          <table:table-cell table:style-name="Tabela1.A2" office:value-type="string">
            <text:p text:style-name="P17">a: address</text:p>
          </table:table-cell>
          <table:table-cell table:style-name="Tabela1.A2" office:value-type="string">
            <text:p text:style-name="P17">a: Publ</text:p>
          </table:table-cell>
          <table:table-cell table:style-name="Tabela1.A2" office:value-type="string">
            <text:p text:style-name="P18">Τ</text:p>
          </table:table-cell>
          <table:table-cell table:style-name="Tabela1.A2" office:value-type="string">
            <text:p text:style-name="P17">s: address</text:p>
          </table:table-cell>
          <table:table-cell table:style-name="Tabela1.A2" office:value-type="string">
            <text:p text:style-name="P17">s: Publ</text:p>
          </table:table-cell>
          <table:table-cell table:style-name="Tabela1.G2" office:value-type="string">
            <text:p text:style-name="P18">Τ</text:p>
          </table:table-cell>
        </table:table-row>
        <table:table-row>
          <table:table-cell table:style-name="Tabela1.A3" office:value-type="float" office:value="8">
            <text:p text:style-name="P17">8</text:p>
          </table:table-cell>
          <table:table-cell table:style-name="Tabela1.A2" office:value-type="string">
            <text:p text:style-name="P17">a: Publ</text:p>
          </table:table-cell>
          <table:table-cell table:style-name="Tabela1.A2" office:value-type="string">
            <text:p text:style-name="P18">Τ</text:p>
          </table:table-cell>
          <table:table-cell table:style-name="Tabela1.A2" office:value-type="string">
            <text:p text:style-name="P18">Τ</text:p>
          </table:table-cell>
          <table:table-cell table:style-name="Tabela1.A2" office:value-type="string">
            <text:p text:style-name="P17">s: Publ</text:p>
          </table:table-cell>
          <table:table-cell table:style-name="Tabela1.A2" office:value-type="string">
            <text:p text:style-name="P18">Τ</text:p>
          </table:table-cell>
          <table:table-cell table:style-name="Tabela1.G2" office:value-type="string">
            <text:p text:style-name="P18">Τ</text:p>
          </table:table-cell>
        </table:table-row>
        <table:table-row>
          <table:table-cell table:style-name="Tabela1.A3" office:value-type="float" office:value="9">
            <text:p text:style-name="P17">9</text:p>
          </table:table-cell>
          <table:table-cell table:style-name="Tabela1.A2" office:value-type="string">
            <text:p text:style-name="P17">a: recname</text:p>
          </table:table-cell>
          <table:table-cell table:style-name="Tabela1.A2" office:value-type="string">
            <text:p text:style-name="P17">a: Recorder</text:p>
          </table:table-cell>
          <table:table-cell table:style-name="Tabela1.A2" office:value-type="string">
            <text:p text:style-name="P18">Τ</text:p>
          </table:table-cell>
          <table:table-cell table:style-name="Tabela1.A2" office:value-type="string">
            <text:p text:style-name="P17">s: recorder</text:p>
          </table:table-cell>
          <table:table-cell table:style-name="Tabela1.A2" office:value-type="string">
            <text:p text:style-name="P17">s: Music</text:p>
          </table:table-cell>
          <table:table-cell table:style-name="Tabela1.G2" office:value-type="string">
            <text:p text:style-name="P18">Τ</text:p>
          </table:table-cell>
        </table:table-row>
      </table:table>
      <text:p text:style-name="P9">Tabela 4.2</text:p>
      <text:p text:style-name="P9"/>
      <text:p text:style-name="P7">Assim, podemos traduzir as regras do mapeamento para a sintaxe utilizada pelo D2R Server e, dessa forma, publicar os dados relacionais em uma Visão RDF:</text:p>
      <text:p text:style-name="P7"/>
      <text:p text:style-name="P7"><text:span text:style-name="T13">#1</text:span><text:tab/>s : title(b, t) ← a : title(b, t), a : Book(b)</text:p>
      <text:p text:style-name="P16"><text:span text:style-name="T13">map:book_title</text:span> a d2rq:PropertyBridge;</text:p>
      <text:p text:style-name="P16"><text:s text:c="4"/>d2rq:belongsToClassMap <text:span text:style-name="T13">map:book</text:span>;</text:p>
      <text:p text:style-name="P16"><text:s text:c="4"/>d2rq:property rdfs:label;</text:p>
      <text:p text:style-name="P16"><text:s text:c="4"/>d2rq:column "<text:span text:style-name="T13">book.title</text:span>";</text:p>
      <text:p text:style-name="P16"><text:s text:c="4"/>.</text:p>
      <text:p text:style-name="P10"><text:soft-page-break/>Mapeamento do campo <text:span text:style-name="T15">title</text:span>, onde é definida a hierarquia para o mapeamento da Classe <text:span text:style-name="T15">Book</text:span>, o campo é definido como um <text:span text:style-name="T15">label</text:span> para uma instância <text:span text:style-name="T15">book</text:span> e a coluna origem é <text:span text:style-name="T15">title</text:span> da tabela <text:span text:style-name="T15">book</text:span>.</text:p>
      <text:p text:style-name="P16"/>
      <text:p text:style-name="P7"><text:span text:style-name="T13">#2</text:span><text:tab/>s : pub(b, p) ← a : publisher(b, p), a : Book(b)</text:p>
      <text:p text:style-name="P16">map:book_pub a d2rq:PropertyBridge;</text:p>
      <text:p text:style-name="P16"><text:s text:c="4"/>d2rq:belongsToClassMap map:book;</text:p>
      <text:p text:style-name="P16"><text:s text:c="4"/>d2rq:property a:Publ;</text:p>
      <text:p text:style-name="P16"><text:s text:c="4"/>d2rq:refersToClassMap map:publisher;</text:p>
      <text:p text:style-name="P16"><text:s text:c="4"/>d2rq:join "book.pub =&gt; publisher.name";</text:p>
      <text:p text:style-name="P16"><text:s text:c="4"/>.</text:p>
      <text:p text:style-name="P10">Mapeamento do campo <text:span text:style-name="T15">publisher </text:span>, onde é definida o relacionamento com a Classe <text:span text:style-name="T15">Publ </text:span><text:span text:style-name="T21">com a condição de junção indicando as tabelas relacionadas.</text:span></text:p>
      <text:p text:style-name="P10"/>
      <text:p text:style-name="P7"><text:span text:style-name="T13">#3<text:tab/></text:span>s : Book(b) ← a : Book(b)</text:p>
      <text:p text:style-name="P16">map:book a d2rq:ClassMap;</text:p>
      <text:p text:style-name="P16"><text:s text:c="4"/>d2rq:dataStorage map:database;</text:p>
      <text:p text:style-name="P16"><text:s text:c="4"/>d2rq:uriPattern "book/@@book.title|urlify@@";</text:p>
      <text:p text:style-name="P16"><text:s text:c="4"/>d2rq:class a:Book;</text:p>
      <text:p text:style-name="P16"><text:s text:c="4"/>d2rq:classDefinitionLabel "book";</text:p>
      <text:p text:style-name="P16"><text:s text:c="4"/>.</text:p>
      <text:p text:style-name="P10">Mapeamento da classe <text:span text:style-name="T15">Book</text:span>, onde são definidos o banco ao qual ele pertence, o padrão de URI para acesso a uma instância da classe, a classe definida na ontologia alvo e um label <text:span text:style-name="T21">.</text:span></text:p>
      <text:p text:style-name="P20"/>
      <text:p text:style-name="P7"><text:span text:style-name="T13">#4</text:span><text:tab/>s : title(m, t) ← a : title(m, t), a : Music(m)</text:p>
      <text:p text:style-name="P16">map:music_title a d2rq:PropertyBridge;</text:p>
      <text:p text:style-name="P16"><text:s text:c="4"/>d2rq:belongsToClassMap map:music;</text:p>
      <text:p text:style-name="P16"><text:s text:c="4"/>d2rq:property rdfs:label;</text:p>
      <text:p text:style-name="P16"><text:s text:c="4"/>d2rq:column "music.title";</text:p>
      <text:p text:style-name="P16"><text:s text:c="4"/>.</text:p>
      <text:p text:style-name="P10">Mapeamento do campo <text:span text:style-name="T15">title</text:span>, onde é definida a hierarquia para o mapeamento da Classe <text:span text:style-name="T15">Music</text:span>, o campo é definido como um <text:span text:style-name="T15">label</text:span> para uma instância <text:span text:style-name="T15">music</text:span> e a coluna origem é <text:span text:style-name="T15">title</text:span> da tabela <text:span text:style-name="T15">music</text:span>.</text:p>
      <text:p text:style-name="P10"/>
      <text:p text:style-name="P7"><text:soft-page-break/><text:span text:style-name="T13">#5</text:span><text:tab/>s : Music(m) ← a : Music(m)</text:p>
      <text:p text:style-name="P16">map:music a d2rq:ClassMap;</text:p>
      <text:p text:style-name="P16"><text:s text:c="4"/>d2rq:dataStorage map:database;</text:p>
      <text:p text:style-name="P16"><text:s text:c="4"/>d2rq:uriPattern "music/@@music.title|urlify@@";</text:p>
      <text:p text:style-name="P16"><text:s text:c="4"/>d2rq:class a:Music;</text:p>
      <text:p text:style-name="P16"><text:s text:c="4"/>d2rq:classDefinitionLabel "music";</text:p>
      <text:p text:style-name="P16"><text:s text:c="4"/>.</text:p>
      <text:p text:style-name="P10">Mapeamento da classe <text:span text:style-name="T15">Music</text:span>, onde são definidos o banco ao qual ele pertence, o padrão de URI para acesso a uma instância da classe usando como chave o campo title, a classe definida na ontologia alvo e um label <text:span text:style-name="T21">.</text:span></text:p>
      <text:p text:style-name="P20"/>
      <text:p text:style-name="P7"><text:span text:style-name="T13">#6</text:span><text:tab/>s : name(p, n) ← a : name(p, n), a : Publ(p)</text:p>
      <text:p text:style-name="P16">map:publisher_name a d2rq:PropertyBridge;</text:p>
      <text:p text:style-name="P16"><text:s text:c="4"/>d2rq:belongsToClassMap map:publisher;</text:p>
      <text:p text:style-name="P16"><text:s text:c="4"/>d2rq:property a:name;</text:p>
      <text:p text:style-name="P16"><text:s text:c="4"/>d2rq:propertyDefinitionLabel "publisher-&gt;name";</text:p>
      <text:p text:style-name="P16"><text:s text:c="4"/>d2rq:column "publisher.name";</text:p>
      <text:p text:style-name="P16"><text:s text:c="4"/>.</text:p>
      <text:p text:style-name="P10">Mapeamento do campo <text:span text:style-name="T15">name</text:span>, onde é definida a hierarquia para o mapeamento da Classe <text:span text:style-name="T15">Publisher</text:span>, o campo é definido como um <text:span text:style-name="T15">label</text:span> para uma instância <text:span text:style-name="T15">publisher</text:span> e a coluna origem é <text:span text:style-name="T15">name</text:span> da tabela <text:span text:style-name="T15">publisher</text:span>.</text:p>
      <text:p text:style-name="P10"/>
      <text:p text:style-name="P7"><text:span text:style-name="T13">#7</text:span><text:tab/>s : address(p, a) ← a : address(p, a), a : Publ(p)</text:p>
      <text:p text:style-name="P16">map:publisher_address a d2rq:PropertyBridge;</text:p>
      <text:p text:style-name="P16"><text:s text:c="4"/>d2rq:belongsToClassMap map:publisher;</text:p>
      <text:p text:style-name="P16"><text:s text:c="4"/>d2rq:property a:address;</text:p>
      <text:p text:style-name="P16"><text:s text:c="4"/>d2rq:propertyDefinitionLabel "publisher-&gt;address";</text:p>
      <text:p text:style-name="P16"><text:s text:c="4"/>d2rq:column "publisher.address";</text:p>
      <text:p text:style-name="P16"><text:s text:c="4"/>.</text:p>
      <text:p text:style-name="P10">Mapeamento do campo <text:span text:style-name="T15">address</text:span>, onde é definida a hierarquia para o mapeamento da Classe <text:span text:style-name="T15">Publisher</text:span>, o campo é definido como um <text:span text:style-name="T15">label</text:span> para uma instância <text:span text:style-name="T15">publisher</text:span> e a coluna origem é <text:span text:style-name="T15">address</text:span> da tabela <text:span text:style-name="T15">publisher</text:span>.</text:p>
      <text:p text:style-name="P10"/>
      <text:p text:style-name="P7"><text:span text:style-name="T13">#8</text:span><text:tab/>s : Publ(p) ← a : Publ(p)</text:p>
      <text:p text:style-name="P16">map:publisher a d2rq:ClassMap;</text:p>
      <text:p text:style-name="P16"><text:soft-page-break/><text:s text:c="4"/>d2rq:dataStorage map:database;</text:p>
      <text:p text:style-name="P16"><text:s text:c="4"/>d2rq:uriPattern "publisher/@@publisher.name|urlify@@";</text:p>
      <text:p text:style-name="P16"><text:s text:c="4"/>d2rq:class a:Publ;</text:p>
      <text:p text:style-name="P16"><text:s text:c="4"/>d2rq:classDefinitionLabel "publisher";</text:p>
      <text:p text:style-name="P16"><text:s text:c="4"/>.</text:p>
      <text:p text:style-name="P10">Mapeamento da classe <text:span text:style-name="T15">Publ</text:span>, onde são definidos o banco ao qual ele pertence, o padrão de URI para acesso a uma instância da classe usando como chave o campo <text:span text:style-name="T15">name</text:span>, a classe definida na ontologia alvo e um label <text:span text:style-name="T21">.</text:span></text:p>
      <text:p text:style-name="P20"/>
      <text:p text:style-name="P7"><text:span text:style-name="T13">#9</text:span><text:tab/>s : recorder(m, n) ← a : rec(m, r), a : recname(r, n), a : Recorder(r)</text:p>
      <text:p text:style-name="P16">map:music_rec a d2rq:PropertyBridge;</text:p>
      <text:p text:style-name="P16"><text:s text:c="4"/>d2rq:belongsToClassMap map:music;</text:p>
      <text:p text:style-name="P16"><text:s text:c="4"/>d2rq:property a:recorder;</text:p>
      <text:p text:style-name="P16"><text:s text:c="4"/>d2rq:column "recorder.recname";</text:p>
      <text:p text:style-name="P16"><text:s text:c="4"/>d2rq:join "music.rec =&gt; recorder.recname";</text:p>
      <text:p text:style-name="P16"><text:s text:c="4"/>.</text:p>
      <text:p text:style-name="P7"><text:span text:style-name="T13">Mapeamento do campo </text:span><text:span text:style-name="T14">recorder</text:span><text:span text:style-name="T13">, onde é definida a hierarquia para o mapeamento da Classe </text:span><text:span text:style-name="T14">Music</text:span><text:span text:style-name="T22">. Esse é um mapeamento diferente dos anteriores, pois o campo de origem não está na tabela music, logo é definido um caminho através do join para a tabela Recorder.</text:span></text:p>
      <text:p text:style-name="P12"><text:span text:style-name="T20"/></text:p>
      <text:p text:style-name="P12">Na segunda parte do estudo de caso, expomos a ontologia local (figura 4.3), a base de dados criada e os mapeamentos para o exemplo do eBay. Nesse caso, temos uma ontologia mais simples, porém com um problema de mapeamento diferente do anterior que mostraremos mais adiante.</text:p>
      <text:p text:style-name="P22"><draw:frame draw:style-name="fr1" draw:name="figura3" text:anchor-type="paragraph" svg:width="11.987cm" svg:height="9.58cm" draw:z-index="2"><draw:image xlink:href="Pictures/2000000700002ED30000256BB74E5C71.svm" xlink:type="simple" xlink:show="embed" xlink:actuate="onLoad"/></draw:frame>Figura 4.3</text:p>
      <text:p text:style-name="P12"><text:soft-page-break/></text:p>
      <table:table table:name="Tabela4" table:style-name="Tabela4">
        <table:table-column table:style-name="Tabela4.A"/>
        <table:table-column table:style-name="Tabela4.B"/>
        <table:table-row>
          <table:table-cell table:style-name="Tabela4.A1" office:value-type="string">
            <text:p text:style-name="P7">CREATE TABLE Seller (</text:p>
            <text:p text:style-name="P7"><text:s text:c="4"/>name VARCHAR(100) NOT NULL,</text:p>
            <text:p text:style-name="P7"><text:s text:c="4"/>primary key(name)</text:p>
            <text:p text:style-name="P7">);</text:p>
          </table:table-cell>
          <table:table-cell table:style-name="Tabela4.B1" office:value-type="string">
            <text:p text:style-name="P7">CREATE TABLE Product (</text:p>
            <text:p text:style-name="P7"><text:s text:c="4"/>type VARCHAR(10) NOT NULL,</text:p>
            <text:p text:style-name="P7"><text:s text:c="4"/>title VARCHAR(100) NOT NULL,</text:p>
            <text:p text:style-name="P7"><text:s text:c="4"/>condit VARCHAR(10),</text:p>
            <text:p text:style-name="P7"><text:s text:c="4"/>author VARCHAR(100),</text:p>
            <text:p text:style-name="P7"><text:s text:c="4"/>year INT,</text:p>
            <text:p text:style-name="P7"><text:s text:c="4"/>publisher VARCHAR(100),</text:p>
            <text:p text:style-name="P7"><text:s text:c="4"/>PRIMARY KEY(title)</text:p>
            <text:p text:style-name="P7">);</text:p>
          </table:table-cell>
        </table:table-row>
        <table:table-row>
          <table:table-cell table:style-name="Tabela4.A2" table:number-columns-spanned="2" office:value-type="string">
            <text:p text:style-name="P7">CREATE TABLE Offer (</text:p>
            <text:p text:style-name="P7"><text:s text:c="4"/>id INT NOT NULL,</text:p>
            <text:p text:style-name="P7"><text:s text:c="4"/>qty INT NOT NULL,</text:p>
            <text:p text:style-name="P7"><text:s text:c="4"/>price DECIMAL(15,2) NOT NULL,</text:p>
            <text:p text:style-name="P7"><text:s text:c="4"/>currency VARCHAR(20) NOT NULL,</text:p>
            <text:p text:style-name="P7"><text:s text:c="4"/>seller VARCHAR(100) NOT NULL,</text:p>
            <text:p text:style-name="P7"><text:s text:c="4"/>product VARCHAR(100) NOT NULL,</text:p>
            <text:p text:style-name="P7"><text:s text:c="4"/>FOREIGN KEY(seller)</text:p>
            <text:p text:style-name="P7"><text:s text:c="8"/>REFERENCES Seller(name),</text:p>
            <text:p text:style-name="P7"><text:s text:c="4"/>FOREIGN KEY(product)</text:p>
            <text:p text:style-name="P7"><text:s text:c="8"/>REFERENCES Product(title),</text:p>
            <text:p text:style-name="P7"><text:s text:c="4"/>primary key(id)</text:p>
            <text:p text:style-name="P7">);</text:p>
          </table:table-cell>
          <table:covered-table-cell/>
        </table:table-row>
      </table:table>
      <text:p text:style-name="P22"><text:soft-page-break/>Tabela 4.3</text:p>
      <text:p text:style-name="P12">Por ser ainda mais simples, o mapeamento das classes para tabelas foi direto, onde cada classe foi mapeada em uma tabela no banco de dados. A tabela Offer possui os campos de relacionamento com Seller e Product. No entanto, quando consideramos a ontologia a ser exportada, somente a tabela de produtos será mapeada. As outras duas não pertencem ao vocabulário comum. Logo abaixo apresentamos as ontologias de domínio e de aplicação, onde esta última será nossa ontologia alvo, ou seja, será criado um mapeamento da ontologia local para ela. Essa ontologia de aplicação foi gerada utilizando o matching de vocabulários mostrado na tabela 4.4 e as regras geradas no post-matching. A criação dessas regras também estão definidas em [Sacramento].</text:p>
      <text:p text:style-name="P12"/>
      <text:p text:style-name="P12"/>
      <text:p text:style-name="P12"/>
      <text:p text:style-name="P22"><draw:frame draw:style-name="fr2" draw:name="figura4" text:anchor-type="paragraph" svg:width="17cm" svg:height="9.521cm" draw:z-index="3"><draw:image xlink:href="Pictures/20000007000048250000286A0E148A8A.svm" xlink:type="simple" xlink:show="embed" xlink:actuate="onLoad"/></draw:frame>Figura 4.4</text:p>
      <text:p text:style-name="P22"/>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17">#</text:p>
          </table:table-cell>
          <table:table-cell table:style-name="Tabela3.A1" table:number-columns-spanned="3" office:value-type="string">
            <text:p text:style-name="P17">Ontologia Local - <text:span text:style-name="T14">eBay</text:span></text:p>
          </table:table-cell>
          <table:covered-table-cell/>
          <table:covered-table-cell/>
          <table:table-cell table:style-name="Tabela3.E1" table:number-columns-spanned="3" office:value-type="string">
            <text:p text:style-name="P17">Ontologia de Domínio - <text:span text:style-name="T14">Sales</text:span></text:p>
          </table:table-cell>
          <table:covered-table-cell/>
          <table:covered-table-cell/>
        </table:table-row>
        <table:table-row>
          <table:table-cell table:style-name="Tabela3.A2" office:value-type="string">
            <text:p text:style-name="P17"/>
          </table:table-cell>
          <table:table-cell table:style-name="Tabela3.A2" office:value-type="string">
            <text:p text:style-name="P17">v1</text:p>
          </table:table-cell>
          <table:table-cell table:style-name="Tabela3.A2" office:value-type="string">
            <text:p text:style-name="P17">e1</text:p>
          </table:table-cell>
          <table:table-cell table:style-name="Tabela3.A2" office:value-type="string">
            <text:p text:style-name="P17">r1</text:p>
          </table:table-cell>
          <table:table-cell table:style-name="Tabela3.A2" office:value-type="string">
            <text:p text:style-name="P17">v2</text:p>
          </table:table-cell>
          <table:table-cell table:style-name="Tabela3.A2" office:value-type="string">
            <text:p text:style-name="P17">e2</text:p>
          </table:table-cell>
          <table:table-cell table:style-name="Tabela3.G2" office:value-type="string">
            <text:p text:style-name="P17">r2</text:p>
          </table:table-cell>
        </table:table-row>
        <table:table-row>
          <table:table-cell table:style-name="Tabela3.A3" office:value-type="float" office:value="1">
            <text:p text:style-name="P17">1</text:p>
          </table:table-cell>
          <table:table-cell table:style-name="Tabela3.A2" office:value-type="string">
            <text:p text:style-name="P17">e: title</text:p>
          </table:table-cell>
          <table:table-cell table:style-name="Tabela3.A2" office:value-type="string">
            <text:p text:style-name="P17">e: Product</text:p>
          </table:table-cell>
          <table:table-cell table:style-name="Tabela3.A2" office:value-type="string">
            <text:p text:style-name="P18">type='book'</text:p>
          </table:table-cell>
          <table:table-cell table:style-name="Tabela3.A2" office:value-type="string">
            <text:p text:style-name="P17">s: title</text:p>
          </table:table-cell>
          <table:table-cell table:style-name="Tabela3.A2" office:value-type="string">
            <text:p text:style-name="P17">s: Book</text:p>
          </table:table-cell>
          <table:table-cell table:style-name="Tabela3.G2" office:value-type="string">
            <text:p text:style-name="P18">Τ</text:p>
          </table:table-cell>
        </table:table-row>
        <table:table-row>
          <table:table-cell table:style-name="Tabela3.A3" office:value-type="float" office:value="2">
            <text:p text:style-name="P17">2</text:p>
          </table:table-cell>
          <table:table-cell table:style-name="Tabela3.A2" office:value-type="string">
            <text:p text:style-name="P17">e: Product</text:p>
          </table:table-cell>
          <table:table-cell table:style-name="Tabela3.A2" office:value-type="string">
            <text:p text:style-name="P18">Τ</text:p>
          </table:table-cell>
          <table:table-cell table:style-name="Tabela3.A2" office:value-type="string">
            <text:p text:style-name="P18">type='book'</text:p>
          </table:table-cell>
          <table:table-cell table:style-name="Tabela3.A2" office:value-type="string">
            <text:p text:style-name="P17">s: Book</text:p>
          </table:table-cell>
          <table:table-cell table:style-name="Tabela3.A2" office:value-type="string">
            <text:p text:style-name="P18">Τ</text:p>
          </table:table-cell>
          <table:table-cell table:style-name="Tabela3.G2" office:value-type="string">
            <text:p text:style-name="P18">Τ</text:p>
          </table:table-cell>
        </table:table-row>
        <table:table-row>
          <table:table-cell table:style-name="Tabela3.A3" office:value-type="float" office:value="3">
            <text:p text:style-name="P17">3</text:p>
          </table:table-cell>
          <table:table-cell table:style-name="Tabela3.A2" office:value-type="string">
            <text:p text:style-name="P17">e: title</text:p>
          </table:table-cell>
          <table:table-cell table:style-name="Tabela3.A2" office:value-type="string">
            <text:p text:style-name="P18">e: Product</text:p>
          </table:table-cell>
          <table:table-cell table:style-name="Tabela3.A2" office:value-type="string">
            <text:p text:style-name="P18">type='music'</text:p>
          </table:table-cell>
          <table:table-cell table:style-name="Tabela3.A2" office:value-type="string">
            <text:p text:style-name="P17">s: title</text:p>
          </table:table-cell>
          <table:table-cell table:style-name="Tabela3.A2" office:value-type="string">
            <text:p text:style-name="P17">s: Music</text:p>
          </table:table-cell>
          <table:table-cell table:style-name="Tabela3.G2" office:value-type="string">
            <text:p text:style-name="P18">Τ</text:p>
          </table:table-cell>
        </table:table-row>
        <table:table-row>
          <table:table-cell table:style-name="Tabela3.A3" office:value-type="float" office:value="4">
            <text:p text:style-name="P17">4</text:p>
          </table:table-cell>
          <table:table-cell table:style-name="Tabela3.A2" office:value-type="string">
            <text:p text:style-name="P17">e: Product</text:p>
          </table:table-cell>
          <table:table-cell table:style-name="Tabela3.A2" office:value-type="string">
            <text:p text:style-name="P18">Τ</text:p>
          </table:table-cell>
          <table:table-cell table:style-name="Tabela3.A2" office:value-type="string">
            <text:p text:style-name="P18">type='music'</text:p>
          </table:table-cell>
          <table:table-cell table:style-name="Tabela3.A2" office:value-type="string">
            <text:p text:style-name="P17">s: Music</text:p>
          </table:table-cell>
          <table:table-cell table:style-name="Tabela3.A2" office:value-type="string">
            <text:p text:style-name="P18">Τ</text:p>
          </table:table-cell>
          <table:table-cell table:style-name="Tabela3.G2" office:value-type="string">
            <text:p text:style-name="P18">Τ</text:p>
          </table:table-cell>
        </table:table-row>
        <table:table-row>
          <table:table-cell table:style-name="Tabela3.A3" office:value-type="float" office:value="5">
            <text:p text:style-name="P17">5</text:p>
          </table:table-cell>
          <table:table-cell table:style-name="Tabela3.A2" office:value-type="string">
            <text:p text:style-name="P17">e: publisher</text:p>
          </table:table-cell>
          <table:table-cell table:style-name="Tabela3.A2" office:value-type="string">
            <text:p text:style-name="P18">e: Product</text:p>
          </table:table-cell>
          <table:table-cell table:style-name="Tabela3.A2" office:value-type="string">
            <text:p text:style-name="P18">type='book'</text:p>
          </table:table-cell>
          <table:table-cell table:style-name="Tabela3.A2" office:value-type="string">
            <text:p text:style-name="P17">s: name</text:p>
          </table:table-cell>
          <table:table-cell table:style-name="Tabela3.A2" office:value-type="string">
            <text:p text:style-name="P17">s: Publ</text:p>
          </table:table-cell>
          <table:table-cell table:style-name="Tabela3.G2" office:value-type="string">
            <text:p text:style-name="P18">Τ</text:p>
          </table:table-cell>
        </table:table-row>
      </table:table>
      <text:p text:style-name="P22"><text:soft-page-break/>Tabela 4.4</text:p>
      <text:p text:style-name="P22"/>
      <text:p text:style-name="P12">De maneira similar ao que fizemos na ontologia da Amazon, podemos traduzir as regras do mapeamento para a sintaxe utilizada pelo D2R Server e, assim, publicar os dados relacionais da base de dados eBay em uma Visão RDF:</text:p>
      <text:p text:style-name="P12"/>
      <text:p text:style-name="P12"><text:span text:style-name="T13">#1</text:span><text:tab/>s : title(p, t) ← e : title(p, t), e : Product(p), e : type(p) = 'book'</text:p>
      <text:p text:style-name="P30">map:book_title a d2rq:PropertyBridge;</text:p>
      <text:p text:style-name="P30"><text:s text:c="4"/>d2rq:belongsToClassMap map:book;</text:p>
      <text:p text:style-name="P30"><text:s text:c="4"/>d2rq:property rdfs:label;</text:p>
      <text:p text:style-name="P30"><text:s text:c="4"/>d2rq:column "product.title";</text:p>
      <text:p text:style-name="P30"><text:s text:c="4"/>.</text:p>
      <text:p text:style-name="P20">Mapeamento do campo <text:span text:style-name="T15">title</text:span>, onde é definida a hierarquia para o mapeamento da Classe <text:span text:style-name="T15">Book</text:span>, o campo é definido como um <text:span text:style-name="T15">label</text:span> para uma instância <text:span text:style-name="T15">book</text:span> e a coluna origem é <text:span text:style-name="T15">title</text:span> da tabela <text:span text:style-name="T15">product</text:span>.</text:p>
      <text:p text:style-name="P20"/>
      <text:p text:style-name="P12"><text:span text:style-name="T13">#2</text:span><text:tab/>s : Book(p) ← e : Product(p), e : type(p) = 'book'</text:p>
      <text:p text:style-name="P30">map:book a d2rq:ClassMap;</text:p>
      <text:p text:style-name="P30"><text:s text:c="4"/>d2rq:dataStorage map:database;</text:p>
      <text:p text:style-name="P30"><text:s text:c="4"/>d2rq:uriPattern "book/@@product.title|urlify@@";</text:p>
      <text:p text:style-name="P30"><text:s text:c="4"/>d2rq:class e:Book;</text:p>
      <text:p text:style-name="P30"><text:s text:c="4"/>d2rq:classDefinitionLabel "book";</text:p>
      <text:p text:style-name="P30"><text:s text:c="4"/>d2rq:condition "product.type='book'";</text:p>
      <text:p text:style-name="P30"><text:s text:c="4"/>.</text:p>
      <text:p text:style-name="P20">Mapeamento da classe <text:span text:style-name="T15">Book</text:span>, onde são definidos o banco ao qual ele pertence, o padrão de URI para acesso a uma instância da classe, a classe definida na ontologia alvo, um label e o detalhe mais importante que é a criação de uma condição dizendo que o tipo do produto é '<text:span text:style-name="T16">book</text:span>'.</text:p>
      <text:p text:style-name="P20"/>
      <text:p text:style-name="P12"><text:span text:style-name="T13">#3<text:tab/></text:span>s : title(p, t) ← e : title(p, t), e : Product(p), e : type(p) = 'music'</text:p>
      <text:p text:style-name="P30">map:music_title a d2rq:PropertyBridge;</text:p>
      <text:p text:style-name="P30"><text:s text:c="4"/>d2rq:belongsToClassMap map:music;</text:p>
      <text:p text:style-name="P30"><text:s text:c="4"/>d2rq:property rdfs:label;</text:p>
      <text:p text:style-name="P30"><text:s text:c="4"/>d2rq:column "product.title";</text:p>
      <text:p text:style-name="P30"><text:s text:c="4"/>.</text:p>
      <text:p text:style-name="P20">Mapeamento do campo <text:span text:style-name="T15">title</text:span>, onde é definida a hierarquia para o mapeamento da <text:soft-page-break/>Classe <text:span text:style-name="T15">Music</text:span>, o campo é definido como um <text:span text:style-name="T15">label</text:span> para uma instância <text:span text:style-name="T15">music</text:span> e a coluna origem é <text:span text:style-name="T15">title</text:span> da tabela <text:span text:style-name="T15">product</text:span>.</text:p>
      <text:p text:style-name="P20"/>
      <text:p text:style-name="P12"><text:span text:style-name="T13">#4</text:span><text:tab/>s : Music(p) ← e : Product(p), e : type(p) = 'music'</text:p>
      <text:p text:style-name="P30">map:music a d2rq:ClassMap;</text:p>
      <text:p text:style-name="P30"><text:s text:c="4"/>d2rq:dataStorage map:database;</text:p>
      <text:p text:style-name="P30"><text:s text:c="4"/>d2rq:uriPattern "music/@@product.title|urlify@@";</text:p>
      <text:p text:style-name="P30"><text:s text:c="4"/>d2rq:class e:Music;</text:p>
      <text:p text:style-name="P30"><text:s text:c="4"/>d2rq:classDefinitionLabel "music";</text:p>
      <text:p text:style-name="P30"><text:s text:c="4"/>d2rq:condition "product.type='music'";</text:p>
      <text:p text:style-name="P30"><text:s text:c="4"/>.</text:p>
      <text:p text:style-name="P20">Mapeamento da classe <text:span text:style-name="T15">Music</text:span>, onde são definidos o banco ao qual ele pertence, o padrão de URI para acesso a uma instância da classe, a classe definida na ontologia alvo, um label e o detalhe mais importante que é a criação de uma condição dizendo que o tipo do produto é '<text:span text:style-name="T16">music</text:span>'.</text:p>
      <text:p text:style-name="P20"/>
      <text:p text:style-name="P12"><text:span text:style-name="T13">#5.1</text:span><text:tab/>s : Publ(fpubl(n)) ← e : publisher(b, n), e : Product(b), e : type(b) = 'book'</text:p>
      <text:p text:style-name="P30">map:publisher a d2rq:ClassMap;</text:p>
      <text:p text:style-name="P30"><text:s text:c="4"/>d2rq:dataStorage map:database;</text:p>
      <text:p text:style-name="P30"><text:s text:c="4"/>d2rq:uriPattern "publisher/@@product.publisher|urlify@@";</text:p>
      <text:p text:style-name="P30"><text:s text:c="4"/>d2rq:class e:Publ;</text:p>
      <text:p text:style-name="P30"><text:s text:c="4"/>d2rq:classDefinitionLabel "publisher";</text:p>
      <text:p text:style-name="P30"><text:s text:c="4"/>.</text:p>
      <text:p text:style-name="P20">Neste ponto encontra-se o problema de mapeamento citado anteriormente. Enquanto na ontologia local o <text:span text:style-name="T15">Publisher</text:span> é simplesmente um campo da tabela <text:span text:style-name="T15">Product</text:span>, na ontologia exportada ele será uma Classe. Logo esse mapeamento é criado com esse intuito.</text:p>
      <text:p text:style-name="P20"/>
      <text:p text:style-name="P12"><text:span text:style-name="T13">#5.2</text:span><text:tab/>s : name(fpubl(n), n) ← e : publisher(b, n), e : Product(b), e : type(b) = 'book'</text:p>
      <text:p text:style-name="P30">map:publisher_name a d2rq:PropertyBridge;</text:p>
      <text:p text:style-name="P30"><text:s text:c="4"/>d2rq:belongsToClassMap map:publisher;</text:p>
      <text:p text:style-name="P30"><text:s text:c="4"/>d2rq:property e:name;</text:p>
      <text:p text:style-name="P30"><text:s text:c="4"/>d2rq:propertyDefinitionLabel "publisher-&gt;name";</text:p>
      <text:p text:style-name="P30"><text:s text:c="4"/>d2rq:column "product.publisher";</text:p>
      <text:p text:style-name="P30"><text:s text:c="4"/>.</text:p>
      <text:p text:style-name="P20"><text:soft-page-break/>Além do que foi dito no item anterior, a classe Publisher possui um atributo name que também precisa ser mapeado.</text:p>
      <text:p text:style-name="P20"/>
      <text:p text:style-name="P12"><text:span text:style-name="T13">#5.3</text:span><text:tab/>s : pub(b, fpubl(n)) ← e : publisher(b, n), e : Product(b), e : type(b) = 'book'</text:p>
      <text:p text:style-name="P30">map:book_pub a d2rq:PropertyBridge;</text:p>
      <text:p text:style-name="P30"><text:s text:c="4"/>d2rq:belongsToClassMap map:book;</text:p>
      <text:p text:style-name="P30"><text:s text:c="4"/>d2rq:property e:Publ;</text:p>
      <text:p text:style-name="P30"><text:s text:c="4"/>d2rq:uriPattern "publisher/@@product.publisher|urlify@@";</text:p>
      <text:p text:style-name="P30"><text:s text:c="4"/>.</text:p>
      <text:p text:style-name="P20">Por fim, é preciso criar no mapeamento de <text:span text:style-name="T15">Book</text:span> a referência ao <text:span text:style-name="T15">Publisher</text:span> dele e isso é feito através desse último map.</text:p>
      <text:p text:style-name="P12"/>
      <text:p text:style-name="P15">5 Trabalhos Futuros</text:p>
      <text:p text:style-name="P31"><text:span text:style-name="Fonte_20_parág._20_padrão"><text:span text:style-name="T4">Para tornar esse estudo completo e consistente, será preciso realizar um estudo aprofundado do D2R inclusive comparando-o com outras ferramentas para tentar identificar suas limitações e até mesmo contribuir com o projeto através de <text:s/>melhorias que venham atender requisitos de mapeamentos mais complexos que os discutidos aqui.</text:span></text:span></text:p>
      <text:p text:style-name="P31"><text:span text:style-name="Fonte_20_parág._20_padrão"><text:span text:style-name="T4"><text:tab/>Após essa fase, deveremos implementar a ferramenta web que fará uso do JENA [], para lidar com dados RDF em notação N3, bem como criar consultas SPARQL em tempo de execução. A ferramenta também incluirá funcionalidades que permitirão ao usuário criar suas ontologias de uma forma amigável, exportação direta de bases relacionais para uma ontologia local e, obviamente, criação de suas ontologias de aplicação.</text:span></text:span></text:p>
      <text:p text:style-name="P31"><text:span text:style-name="Fonte_20_parág._20_padrão"><text:span text:style-name="T4"><text:tab/></text:span></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5"><text:soft-page-break/><text:span text:style-name="Fonte_20_parág._20_padrão"><text:span text:style-name="T4">ANEXO 1</text:span></text:span></text:p>
      <text:p text:style-name="P35"><text:span text:style-name="Fonte_20_parág._20_padrão"><text:span text:style-name="T4">mapping-local-amazon.n3, arquivo de mapeamento auto-gerado para a base Amazon</text:span></text:span></text:p>
      <text:p text:style-name="P35"><text:span text:style-name="Fonte_20_parág._20_padrão"><text:span text:style-name="T4"/></text:span></text:p>
      <text:p text:style-name="P36"><text:span text:style-name="Fonte_20_parág._20_padrão"><text:span text:style-name="T36">@prefix map: &lt;file:/C:/Users/Luis/Documents/Mestrado/d2r-server-0.7/mapping-local.n3#&gt; .</text:span></text:span></text:p>
      <text:p text:style-name="P36"><text:span text:style-name="Fonte_20_parág._20_padrão"><text:span text:style-name="T36">@prefix db: &lt;&gt; .</text:span></text:span></text:p>
      <text:p text:style-name="P36"><text:span text:style-name="Fonte_20_parág._20_padrão"><text:span text:style-name="T36">@prefix vocab: &lt;http://localhost:2020/vocab/resource/&gt; .</text:span></text:span></text:p>
      <text:p text:style-name="P36"><text:span text:style-name="Fonte_20_parág._20_padrão"><text:span text:style-name="T36">@prefix rdf: &lt;http://www.w3.org/1999/02/22-rdf-syntax-ns#&gt; .</text:span></text:span></text:p>
      <text:p text:style-name="P36"><text:span text:style-name="Fonte_20_parág._20_padrão"><text:span text:style-name="T36">@prefix rdfs: &lt;http://www.w3.org/2000/01/rdf-schema#&gt; .</text:span></text:span></text:p>
      <text:p text:style-name="P36"><text:span text:style-name="Fonte_20_parág._20_padrão"><text:span text:style-name="T36">@prefix xsd: &lt;http://www.w3.org/2001/XMLSchema#&gt; .</text:span></text:span></text:p>
      <text:p text:style-name="P36"><text:span text:style-name="Fonte_20_parág._20_padrão"><text:span text:style-name="T36">@prefix d2rq: &lt;http://www.wiwiss.fu-berlin.de/suhl/bizer/D2RQ/0.1#&gt; .</text:span></text:span></text:p>
      <text:p text:style-name="P36"><text:span text:style-name="Fonte_20_parág._20_padrão"><text:span text:style-name="T36">@prefix jdbc: &lt;http://d2rq.org/terms/jdbc/&gt; .</text:span></text:span></text:p>
      <text:p text:style-name="P36"><text:span text:style-name="Fonte_20_parág._20_padrão"><text:span text:style-name="T36"/></text:span></text:p>
      <text:p text:style-name="P36"><text:span text:style-name="Fonte_20_parág._20_padrão"><text:span text:style-name="T36">map:database a d2rq:Database;</text:span></text:span></text:p>
      <text:p text:style-name="P36"><text:span text:style-name="Fonte_20_parág._20_padrão"><text:span text:style-name="T36"><text:tab/>d2rq:jdbcDriver "com.mysql.jdbc.Driver";</text:span></text:span></text:p>
      <text:p text:style-name="P36"><text:span text:style-name="Fonte_20_parág._20_padrão"><text:span text:style-name="T36"><text:tab/>d2rq:jdbcDSN "jdbc:mysql://127.0.0.1/amazon";</text:span></text:span></text:p>
      <text:p text:style-name="P36"><text:span text:style-name="Fonte_20_parág._20_padrão"><text:span text:style-name="T36"><text:tab/>d2rq:username "root";</text:span></text:span></text:p>
      <text:p text:style-name="P36"><text:span text:style-name="Fonte_20_parág._20_padrão"><text:span text:style-name="T36"><text:tab/>d2rq:password "admin";</text:span></text:span></text:p>
      <text:p text:style-name="P36"><text:span text:style-name="Fonte_20_parág._20_padrão"><text:span text:style-name="T36"><text:tab/>jdbc:autoReconnect "true";</text:span></text:span></text:p>
      <text:p text:style-name="P36"><text:span text:style-name="Fonte_20_parág._20_padrão"><text:span text:style-name="T36"><text:tab/>jdbc:zeroDateTimeBehavior "convertToNull";</text:span></text:span></text:p>
      <text:p text:style-name="P36"><text:span text:style-name="Fonte_20_parág._20_padrão"><text:span text:style-name="T36"><text:tab/>.</text:span></text:span></text:p>
      <text:p text:style-name="P36"><text:span text:style-name="Fonte_20_parág._20_padrão"><text:span text:style-name="T36"/></text:span></text:p>
      <text:p text:style-name="P36"><text:span text:style-name="Fonte_20_parág._20_padrão"><text:span text:style-name="T36"># Table book</text:span></text:span></text:p>
      <text:p text:style-name="P36"><text:span text:style-name="Fonte_20_parág._20_padrão"><text:span text:style-name="T36">map:book a d2rq:ClassMap;</text:span></text:span></text:p>
      <text:p text:style-name="P36"><text:span text:style-name="Fonte_20_parág._20_padrão"><text:span text:style-name="T36"><text:tab/>d2rq:dataStorage map:database;</text:span></text:span></text:p>
      <text:p text:style-name="P36"><text:span text:style-name="Fonte_20_parág._20_padrão"><text:span text:style-name="T36"><text:tab/>d2rq:uriPattern "book/@@book.title|urlify@@";</text:span></text:span></text:p>
      <text:p text:style-name="P36"><text:span text:style-name="Fonte_20_parág._20_padrão"><text:span text:style-name="T36"><text:tab/>d2rq:class vocab:book;</text:span></text:span></text:p>
      <text:p text:style-name="P36"><text:span text:style-name="Fonte_20_parág._20_padrão"><text:span text:style-name="T36"><text:tab/>d2rq:classDefinitionLabel "book";</text:span></text:span></text:p>
      <text:p text:style-name="P36"><text:span text:style-name="Fonte_20_parág._20_padrão"><text:span text:style-name="T36"><text:tab/>.</text:span></text:span></text:p>
      <text:p text:style-name="P36"><text:span text:style-name="Fonte_20_parág._20_padrão"><text:span text:style-name="T36">map:book__label a d2rq:PropertyBridge;</text:span></text:span></text:p>
      <text:p text:style-name="P36"><text:span text:style-name="Fonte_20_parág._20_padrão"><text:span text:style-name="T36"><text:tab/>d2rq:belongsToClassMap map:book;</text:span></text:span></text:p>
      <text:p text:style-name="P36"><text:span text:style-name="Fonte_20_parág._20_padrão"><text:span text:style-name="T36"><text:tab/>d2rq:property rdfs:label;</text:span></text:span></text:p>
      <text:p text:style-name="P36"><text:span text:style-name="Fonte_20_parág._20_padrão"><text:span text:style-name="T36"><text:tab/>d2rq:pattern "book #@@book.title@@";</text:span></text:span></text:p>
      <text:p text:style-name="P36"><text:span text:style-name="Fonte_20_parág._20_padrão"><text:span text:style-name="T36"><text:tab/>.</text:span></text:span></text:p>
      <text:p text:style-name="P36"><text:span text:style-name="Fonte_20_parág._20_padrão"><text:span text:style-name="T36">map:book_title a d2rq:PropertyBridge;</text:span></text:span></text:p>
      <text:p text:style-name="P36"><text:span text:style-name="Fonte_20_parág._20_padrão"><text:span text:style-name="T36"><text:tab/>d2rq:belongsToClassMap map:book;</text:span></text:span></text:p>
      <text:p text:style-name="P36"><text:span text:style-name="Fonte_20_parág._20_padrão"><text:span text:style-name="T36"><text:tab/>d2rq:property vocab:book_title;</text:span></text:span></text:p>
      <text:p text:style-name="P36"><text:span text:style-name="Fonte_20_parág._20_padrão"><text:span text:style-name="T36"><text:tab/>d2rq:propertyDefinitionLabel "book title";</text:span></text:span></text:p>
      <text:p text:style-name="P36"><text:span text:style-name="Fonte_20_parág._20_padrão"><text:span text:style-name="T36"><text:tab/>d2rq:column "book.title";</text:span></text:span></text:p>
      <text:p text:style-name="P36"><text:soft-page-break/><text:span text:style-name="Fonte_20_parág._20_padrão"><text:span text:style-name="T36"><text:tab/>.</text:span></text:span></text:p>
      <text:p text:style-name="P36"><text:span text:style-name="Fonte_20_parág._20_padrão"><text:span text:style-name="T36">map:book_price a d2rq:PropertyBridge;</text:span></text:span></text:p>
      <text:p text:style-name="P36"><text:span text:style-name="Fonte_20_parág._20_padrão"><text:span text:style-name="T36"><text:tab/>d2rq:belongsToClassMap map:book;</text:span></text:span></text:p>
      <text:p text:style-name="P36"><text:span text:style-name="Fonte_20_parág._20_padrão"><text:span text:style-name="T36"><text:tab/>d2rq:property vocab:book_price;</text:span></text:span></text:p>
      <text:p text:style-name="P36"><text:span text:style-name="Fonte_20_parág._20_padrão"><text:span text:style-name="T36"><text:tab/>d2rq:propertyDefinitionLabel "book price";</text:span></text:span></text:p>
      <text:p text:style-name="P36"><text:span text:style-name="Fonte_20_parág._20_padrão"><text:span text:style-name="T36"><text:tab/>d2rq:column "book.price";</text:span></text:span></text:p>
      <text:p text:style-name="P36"><text:span text:style-name="Fonte_20_parág._20_padrão"><text:span text:style-name="T36"><text:tab/>d2rq:datatype xsd:decimal;</text:span></text:span></text:p>
      <text:p text:style-name="P36"><text:span text:style-name="Fonte_20_parág._20_padrão"><text:span text:style-name="T36"><text:tab/>.</text:span></text:span></text:p>
      <text:p text:style-name="P36"><text:span text:style-name="Fonte_20_parág._20_padrão"><text:span text:style-name="T36">map:book_currency a d2rq:PropertyBridge;</text:span></text:span></text:p>
      <text:p text:style-name="P36"><text:span text:style-name="Fonte_20_parág._20_padrão"><text:span text:style-name="T36"><text:tab/>d2rq:belongsToClassMap map:book;</text:span></text:span></text:p>
      <text:p text:style-name="P36"><text:span text:style-name="Fonte_20_parág._20_padrão"><text:span text:style-name="T36"><text:tab/>d2rq:property vocab:book_currency;</text:span></text:span></text:p>
      <text:p text:style-name="P36"><text:span text:style-name="Fonte_20_parág._20_padrão"><text:span text:style-name="T36"><text:tab/>d2rq:propertyDefinitionLabel "book currency";</text:span></text:span></text:p>
      <text:p text:style-name="P36"><text:span text:style-name="Fonte_20_parág._20_padrão"><text:span text:style-name="T36"><text:tab/>d2rq:column "book.currency";</text:span></text:span></text:p>
      <text:p text:style-name="P36"><text:span text:style-name="Fonte_20_parág._20_padrão"><text:span text:style-name="T36"><text:tab/>.</text:span></text:span></text:p>
      <text:p text:style-name="P36"><text:span text:style-name="Fonte_20_parág._20_padrão"><text:span text:style-name="T36">map:book_isbn a d2rq:PropertyBridge;</text:span></text:span></text:p>
      <text:p text:style-name="P36"><text:span text:style-name="Fonte_20_parág._20_padrão"><text:span text:style-name="T36"><text:tab/>d2rq:belongsToClassMap map:book;</text:span></text:span></text:p>
      <text:p text:style-name="P36"><text:span text:style-name="Fonte_20_parág._20_padrão"><text:span text:style-name="T36"><text:tab/>d2rq:property vocab:book_isbn;</text:span></text:span></text:p>
      <text:p text:style-name="P36"><text:span text:style-name="Fonte_20_parág._20_padrão"><text:span text:style-name="T36"><text:tab/>d2rq:propertyDefinitionLabel "book isbn";</text:span></text:span></text:p>
      <text:p text:style-name="P36"><text:span text:style-name="Fonte_20_parág._20_padrão"><text:span text:style-name="T36"><text:tab/>d2rq:column "book.isbn";</text:span></text:span></text:p>
      <text:p text:style-name="P36"><text:span text:style-name="Fonte_20_parág._20_padrão"><text:span text:style-name="T36"><text:tab/>.</text:span></text:span></text:p>
      <text:p text:style-name="P36"><text:span text:style-name="Fonte_20_parág._20_padrão"><text:span text:style-name="T36">map:book_author a d2rq:PropertyBridge;</text:span></text:span></text:p>
      <text:p text:style-name="P36"><text:span text:style-name="Fonte_20_parág._20_padrão"><text:span text:style-name="T36"><text:tab/>d2rq:belongsToClassMap map:book;</text:span></text:span></text:p>
      <text:p text:style-name="P36"><text:span text:style-name="Fonte_20_parág._20_padrão"><text:span text:style-name="T36"><text:tab/>d2rq:property vocab:book_author;</text:span></text:span></text:p>
      <text:p text:style-name="P36"><text:span text:style-name="Fonte_20_parág._20_padrão"><text:span text:style-name="T36"><text:tab/>d2rq:propertyDefinitionLabel "book author";</text:span></text:span></text:p>
      <text:p text:style-name="P36"><text:span text:style-name="Fonte_20_parág._20_padrão"><text:span text:style-name="T36"><text:tab/>d2rq:column "book.author";</text:span></text:span></text:p>
      <text:p text:style-name="P36"><text:span text:style-name="Fonte_20_parág._20_padrão"><text:span text:style-name="T36"><text:tab/>.</text:span></text:span></text:p>
      <text:p text:style-name="P36"><text:span text:style-name="Fonte_20_parág._20_padrão"><text:span text:style-name="T36">map:book_pub a d2rq:PropertyBridge;</text:span></text:span></text:p>
      <text:p text:style-name="P36"><text:span text:style-name="Fonte_20_parág._20_padrão"><text:span text:style-name="T36"><text:tab/>d2rq:belongsToClassMap map:book;</text:span></text:span></text:p>
      <text:p text:style-name="P36"><text:span text:style-name="Fonte_20_parág._20_padrão"><text:span text:style-name="T36"><text:tab/>d2rq:property vocab:book_pub;</text:span></text:span></text:p>
      <text:p text:style-name="P36"><text:span text:style-name="Fonte_20_parág._20_padrão"><text:span text:style-name="T36"><text:tab/>d2rq:refersToClassMap map:publisher;</text:span></text:span></text:p>
      <text:p text:style-name="P36"><text:span text:style-name="Fonte_20_parág._20_padrão"><text:span text:style-name="T36"><text:tab/>d2rq:join "book.pub =&gt; publisher.name";</text:span></text:span></text:p>
      <text:p text:style-name="P36"><text:span text:style-name="Fonte_20_parág._20_padrão"><text:span text:style-name="T36"><text:tab/>.</text:span></text:span></text:p>
      <text:p text:style-name="P36"><text:span text:style-name="Fonte_20_parág._20_padrão"><text:span text:style-name="T36"/></text:span></text:p>
      <text:p text:style-name="P36"><text:span text:style-name="Fonte_20_parág._20_padrão"><text:span text:style-name="T36"># Table music</text:span></text:span></text:p>
      <text:p text:style-name="P36"><text:span text:style-name="Fonte_20_parág._20_padrão"><text:span text:style-name="T36">map:music a d2rq:ClassMap;</text:span></text:span></text:p>
      <text:p text:style-name="P36"><text:span text:style-name="Fonte_20_parág._20_padrão"><text:span text:style-name="T36"><text:tab/>d2rq:dataStorage map:database;</text:span></text:span></text:p>
      <text:p text:style-name="P36"><text:span text:style-name="Fonte_20_parág._20_padrão"><text:span text:style-name="T36"><text:tab/>d2rq:uriPattern "music/@@music.title|urlify@@";</text:span></text:span></text:p>
      <text:p text:style-name="P36"><text:span text:style-name="Fonte_20_parág._20_padrão"><text:span text:style-name="T36"><text:tab/>d2rq:class vocab:music;</text:span></text:span></text:p>
      <text:p text:style-name="P36"><text:span text:style-name="Fonte_20_parág._20_padrão"><text:span text:style-name="T36"><text:tab/>d2rq:classDefinitionLabel "music";</text:span></text:span></text:p>
      <text:p text:style-name="P36"><text:soft-page-break/><text:span text:style-name="Fonte_20_parág._20_padrão"><text:span text:style-name="T36"><text:tab/>.</text:span></text:span></text:p>
      <text:p text:style-name="P36"><text:span text:style-name="Fonte_20_parág._20_padrão"><text:span text:style-name="T36">map:music__label a d2rq:PropertyBridge;</text:span></text:span></text:p>
      <text:p text:style-name="P36"><text:span text:style-name="Fonte_20_parág._20_padrão"><text:span text:style-name="T36"><text:tab/>d2rq:belongsToClassMap map:music;</text:span></text:span></text:p>
      <text:p text:style-name="P36"><text:span text:style-name="Fonte_20_parág._20_padrão"><text:span text:style-name="T36"><text:tab/>d2rq:property rdfs:label;</text:span></text:span></text:p>
      <text:p text:style-name="P36"><text:span text:style-name="Fonte_20_parág._20_padrão"><text:span text:style-name="T36"><text:tab/>d2rq:pattern "music #@@music.title@@";</text:span></text:span></text:p>
      <text:p text:style-name="P36"><text:span text:style-name="Fonte_20_parág._20_padrão"><text:span text:style-name="T36"><text:tab/>.</text:span></text:span></text:p>
      <text:p text:style-name="P36"><text:span text:style-name="Fonte_20_parág._20_padrão"><text:span text:style-name="T36">map:music_title a d2rq:PropertyBridge;</text:span></text:span></text:p>
      <text:p text:style-name="P36"><text:span text:style-name="Fonte_20_parág._20_padrão"><text:span text:style-name="T36"><text:tab/>d2rq:belongsToClassMap map:music;</text:span></text:span></text:p>
      <text:p text:style-name="P36"><text:span text:style-name="Fonte_20_parág._20_padrão"><text:span text:style-name="T36"><text:tab/>d2rq:property vocab:music_title;</text:span></text:span></text:p>
      <text:p text:style-name="P36"><text:span text:style-name="Fonte_20_parág._20_padrão"><text:span text:style-name="T36"><text:tab/>d2rq:propertyDefinitionLabel "music title";</text:span></text:span></text:p>
      <text:p text:style-name="P36"><text:span text:style-name="Fonte_20_parág._20_padrão"><text:span text:style-name="T36"><text:tab/>d2rq:column "music.title";</text:span></text:span></text:p>
      <text:p text:style-name="P36"><text:span text:style-name="Fonte_20_parág._20_padrão"><text:span text:style-name="T36"><text:tab/>.</text:span></text:span></text:p>
      <text:p text:style-name="P36"><text:span text:style-name="Fonte_20_parág._20_padrão"><text:span text:style-name="T36">map:music_price a d2rq:PropertyBridge;</text:span></text:span></text:p>
      <text:p text:style-name="P36"><text:span text:style-name="Fonte_20_parág._20_padrão"><text:span text:style-name="T36"><text:tab/>d2rq:belongsToClassMap map:music;</text:span></text:span></text:p>
      <text:p text:style-name="P36"><text:span text:style-name="Fonte_20_parág._20_padrão"><text:span text:style-name="T36"><text:tab/>d2rq:property vocab:music_price;</text:span></text:span></text:p>
      <text:p text:style-name="P36"><text:span text:style-name="Fonte_20_parág._20_padrão"><text:span text:style-name="T36"><text:tab/>d2rq:propertyDefinitionLabel "music price";</text:span></text:span></text:p>
      <text:p text:style-name="P36"><text:span text:style-name="Fonte_20_parág._20_padrão"><text:span text:style-name="T36"><text:tab/>d2rq:column "music.price";</text:span></text:span></text:p>
      <text:p text:style-name="P36"><text:span text:style-name="Fonte_20_parág._20_padrão"><text:span text:style-name="T36"><text:tab/>d2rq:datatype xsd:decimal;</text:span></text:span></text:p>
      <text:p text:style-name="P36"><text:span text:style-name="Fonte_20_parág._20_padrão"><text:span text:style-name="T36"><text:tab/>.</text:span></text:span></text:p>
      <text:p text:style-name="P36"><text:span text:style-name="Fonte_20_parág._20_padrão"><text:span text:style-name="T36">map:music_currency a d2rq:PropertyBridge;</text:span></text:span></text:p>
      <text:p text:style-name="P36"><text:span text:style-name="Fonte_20_parág._20_padrão"><text:span text:style-name="T36"><text:tab/>d2rq:belongsToClassMap map:music;</text:span></text:span></text:p>
      <text:p text:style-name="P36"><text:span text:style-name="Fonte_20_parág._20_padrão"><text:span text:style-name="T36"><text:tab/>d2rq:property vocab:music_currency;</text:span></text:span></text:p>
      <text:p text:style-name="P36"><text:span text:style-name="Fonte_20_parág._20_padrão"><text:span text:style-name="T36"><text:tab/>d2rq:propertyDefinitionLabel "music currency";</text:span></text:span></text:p>
      <text:p text:style-name="P36"><text:span text:style-name="Fonte_20_parág._20_padrão"><text:span text:style-name="T36"><text:tab/>d2rq:column "music.currency";</text:span></text:span></text:p>
      <text:p text:style-name="P36"><text:span text:style-name="Fonte_20_parág._20_padrão"><text:span text:style-name="T36"><text:tab/>.</text:span></text:span></text:p>
      <text:p text:style-name="P36"><text:span text:style-name="Fonte_20_parág._20_padrão"><text:span text:style-name="T36">map:music_rec a d2rq:PropertyBridge;</text:span></text:span></text:p>
      <text:p text:style-name="P36"><text:span text:style-name="Fonte_20_parág._20_padrão"><text:span text:style-name="T36"><text:tab/>d2rq:belongsToClassMap map:music;</text:span></text:span></text:p>
      <text:p text:style-name="P36"><text:span text:style-name="Fonte_20_parág._20_padrão"><text:span text:style-name="T36"><text:tab/>d2rq:property vocab:music_rec;</text:span></text:span></text:p>
      <text:p text:style-name="P36"><text:span text:style-name="Fonte_20_parág._20_padrão"><text:span text:style-name="T36"><text:tab/>d2rq:refersToClassMap map:recorder;</text:span></text:span></text:p>
      <text:p text:style-name="P36"><text:span text:style-name="Fonte_20_parág._20_padrão"><text:span text:style-name="T36"><text:tab/>d2rq:join "music.rec =&gt; recorder.recname";</text:span></text:span></text:p>
      <text:p text:style-name="P36"><text:span text:style-name="Fonte_20_parág._20_padrão"><text:span text:style-name="T36"><text:tab/>.</text:span></text:span></text:p>
      <text:p text:style-name="P36"><text:span text:style-name="Fonte_20_parág._20_padrão"><text:span text:style-name="T36"/></text:span></text:p>
      <text:p text:style-name="P36"><text:span text:style-name="Fonte_20_parág._20_padrão"><text:span text:style-name="T36"># Table pc_hw</text:span></text:span></text:p>
      <text:p text:style-name="P36"><text:span text:style-name="Fonte_20_parág._20_padrão"><text:span text:style-name="T36">map:pc_hw a d2rq:ClassMap;</text:span></text:span></text:p>
      <text:p text:style-name="P36"><text:span text:style-name="Fonte_20_parág._20_padrão"><text:span text:style-name="T36"><text:tab/>d2rq:dataStorage map:database;</text:span></text:span></text:p>
      <text:p text:style-name="P36"><text:span text:style-name="Fonte_20_parág._20_padrão"><text:span text:style-name="T36"><text:tab/>d2rq:uriPattern "pc_hw/@@pc_hw.title|urlify@@";</text:span></text:span></text:p>
      <text:p text:style-name="P36"><text:span text:style-name="Fonte_20_parág._20_padrão"><text:span text:style-name="T36"><text:tab/>d2rq:class vocab:pc_hw;</text:span></text:span></text:p>
      <text:p text:style-name="P36"><text:span text:style-name="Fonte_20_parág._20_padrão"><text:span text:style-name="T36"><text:tab/>d2rq:classDefinitionLabel "pc_hw";</text:span></text:span></text:p>
      <text:p text:style-name="P36"><text:span text:style-name="Fonte_20_parág._20_padrão"><text:span text:style-name="T36"><text:tab/>.</text:span></text:span></text:p>
      <text:p text:style-name="P36"><text:soft-page-break/><text:span text:style-name="Fonte_20_parág._20_padrão"><text:span text:style-name="T36">map:pc_hw__label a d2rq:PropertyBridge;</text:span></text:span></text:p>
      <text:p text:style-name="P36"><text:span text:style-name="Fonte_20_parág._20_padrão"><text:span text:style-name="T36"><text:tab/>d2rq:belongsToClassMap map:pc_hw;</text:span></text:span></text:p>
      <text:p text:style-name="P36"><text:span text:style-name="Fonte_20_parág._20_padrão"><text:span text:style-name="T36"><text:tab/>d2rq:property rdfs:label;</text:span></text:span></text:p>
      <text:p text:style-name="P36"><text:span text:style-name="Fonte_20_parág._20_padrão"><text:span text:style-name="T36"><text:tab/>d2rq:pattern "pc_hw #@@pc_hw.title@@";</text:span></text:span></text:p>
      <text:p text:style-name="P36"><text:span text:style-name="Fonte_20_parág._20_padrão"><text:span text:style-name="T36"><text:tab/>.</text:span></text:span></text:p>
      <text:p text:style-name="P36"><text:span text:style-name="Fonte_20_parág._20_padrão"><text:span text:style-name="T36">map:pc_hw_title a d2rq:PropertyBridge;</text:span></text:span></text:p>
      <text:p text:style-name="P36"><text:span text:style-name="Fonte_20_parág._20_padrão"><text:span text:style-name="T36"><text:tab/>d2rq:belongsToClassMap map:pc_hw;</text:span></text:span></text:p>
      <text:p text:style-name="P36"><text:span text:style-name="Fonte_20_parág._20_padrão"><text:span text:style-name="T36"><text:tab/>d2rq:property vocab:pc_hw_title;</text:span></text:span></text:p>
      <text:p text:style-name="P36"><text:span text:style-name="Fonte_20_parág._20_padrão"><text:span text:style-name="T36"><text:tab/>d2rq:propertyDefinitionLabel "pc_hw title";</text:span></text:span></text:p>
      <text:p text:style-name="P36"><text:span text:style-name="Fonte_20_parág._20_padrão"><text:span text:style-name="T36"><text:tab/>d2rq:column "pc_hw.title";</text:span></text:span></text:p>
      <text:p text:style-name="P36"><text:span text:style-name="Fonte_20_parág._20_padrão"><text:span text:style-name="T36"><text:tab/>.</text:span></text:span></text:p>
      <text:p text:style-name="P36"><text:span text:style-name="Fonte_20_parág._20_padrão"><text:span text:style-name="T36">map:pc_hw_price a d2rq:PropertyBridge;</text:span></text:span></text:p>
      <text:p text:style-name="P36"><text:span text:style-name="Fonte_20_parág._20_padrão"><text:span text:style-name="T36"><text:tab/>d2rq:belongsToClassMap map:pc_hw;</text:span></text:span></text:p>
      <text:p text:style-name="P36"><text:span text:style-name="Fonte_20_parág._20_padrão"><text:span text:style-name="T36"><text:tab/>d2rq:property vocab:pc_hw_price;</text:span></text:span></text:p>
      <text:p text:style-name="P36"><text:span text:style-name="Fonte_20_parág._20_padrão"><text:span text:style-name="T36"><text:tab/>d2rq:propertyDefinitionLabel "pc_hw price";</text:span></text:span></text:p>
      <text:p text:style-name="P36"><text:span text:style-name="Fonte_20_parág._20_padrão"><text:span text:style-name="T36"><text:tab/>d2rq:column "pc_hw.price";</text:span></text:span></text:p>
      <text:p text:style-name="P36"><text:span text:style-name="Fonte_20_parág._20_padrão"><text:span text:style-name="T36"><text:tab/>d2rq:datatype xsd:decimal;</text:span></text:span></text:p>
      <text:p text:style-name="P36"><text:span text:style-name="Fonte_20_parág._20_padrão"><text:span text:style-name="T36"><text:tab/>.</text:span></text:span></text:p>
      <text:p text:style-name="P36"><text:span text:style-name="Fonte_20_parág._20_padrão"><text:span text:style-name="T36">map:pc_hw_currency a d2rq:PropertyBridge;</text:span></text:span></text:p>
      <text:p text:style-name="P36"><text:span text:style-name="Fonte_20_parág._20_padrão"><text:span text:style-name="T36"><text:tab/>d2rq:belongsToClassMap map:pc_hw;</text:span></text:span></text:p>
      <text:p text:style-name="P36"><text:span text:style-name="Fonte_20_parág._20_padrão"><text:span text:style-name="T36"><text:tab/>d2rq:property vocab:pc_hw_currency;</text:span></text:span></text:p>
      <text:p text:style-name="P36"><text:span text:style-name="Fonte_20_parág._20_padrão"><text:span text:style-name="T36"><text:tab/>d2rq:propertyDefinitionLabel "pc_hw currency";</text:span></text:span></text:p>
      <text:p text:style-name="P36"><text:span text:style-name="Fonte_20_parág._20_padrão"><text:span text:style-name="T36"><text:tab/>d2rq:column "pc_hw.currency";</text:span></text:span></text:p>
      <text:p text:style-name="P36"><text:span text:style-name="Fonte_20_parág._20_padrão"><text:span text:style-name="T36"><text:tab/>.</text:span></text:span></text:p>
      <text:p text:style-name="P36"><text:span text:style-name="Fonte_20_parág._20_padrão"><text:span text:style-name="T36"/></text:span></text:p>
      <text:p text:style-name="P36"><text:span text:style-name="Fonte_20_parág._20_padrão"><text:span text:style-name="T36"># Table publisher</text:span></text:span></text:p>
      <text:p text:style-name="P36"><text:span text:style-name="Fonte_20_parág._20_padrão"><text:span text:style-name="T36">map:publisher a d2rq:ClassMap;</text:span></text:span></text:p>
      <text:p text:style-name="P36"><text:span text:style-name="Fonte_20_parág._20_padrão"><text:span text:style-name="T36"><text:tab/>d2rq:dataStorage map:database;</text:span></text:span></text:p>
      <text:p text:style-name="P36"><text:span text:style-name="Fonte_20_parág._20_padrão"><text:span text:style-name="T36"><text:tab/>d2rq:uriPattern "publisher/@@publisher.name|urlify@@";</text:span></text:span></text:p>
      <text:p text:style-name="P36"><text:span text:style-name="Fonte_20_parág._20_padrão"><text:span text:style-name="T36"><text:tab/>d2rq:class vocab:publisher;</text:span></text:span></text:p>
      <text:p text:style-name="P36"><text:span text:style-name="Fonte_20_parág._20_padrão"><text:span text:style-name="T36"><text:tab/>d2rq:classDefinitionLabel "publisher";</text:span></text:span></text:p>
      <text:p text:style-name="P36"><text:span text:style-name="Fonte_20_parág._20_padrão"><text:span text:style-name="T36"><text:tab/>.</text:span></text:span></text:p>
      <text:p text:style-name="P36"><text:span text:style-name="Fonte_20_parág._20_padrão"><text:span text:style-name="T36">map:publisher__label a d2rq:PropertyBridge;</text:span></text:span></text:p>
      <text:p text:style-name="P36"><text:span text:style-name="Fonte_20_parág._20_padrão"><text:span text:style-name="T36"><text:tab/>d2rq:belongsToClassMap map:publisher;</text:span></text:span></text:p>
      <text:p text:style-name="P36"><text:span text:style-name="Fonte_20_parág._20_padrão"><text:span text:style-name="T36"><text:tab/>d2rq:property rdfs:label;</text:span></text:span></text:p>
      <text:p text:style-name="P36"><text:span text:style-name="Fonte_20_parág._20_padrão"><text:span text:style-name="T36"><text:tab/>d2rq:pattern "publisher #@@publisher.name@@";</text:span></text:span></text:p>
      <text:p text:style-name="P36"><text:span text:style-name="Fonte_20_parág._20_padrão"><text:span text:style-name="T36"><text:tab/>.</text:span></text:span></text:p>
      <text:p text:style-name="P36"><text:span text:style-name="Fonte_20_parág._20_padrão"><text:span text:style-name="T36">map:publisher_name a d2rq:PropertyBridge;</text:span></text:span></text:p>
      <text:p text:style-name="P36"><text:span text:style-name="Fonte_20_parág._20_padrão"><text:span text:style-name="T36"><text:tab/>d2rq:belongsToClassMap map:publisher;</text:span></text:span></text:p>
      <text:p text:style-name="P36"><text:soft-page-break/><text:span text:style-name="Fonte_20_parág._20_padrão"><text:span text:style-name="T36"><text:tab/>d2rq:property vocab:publisher_name;</text:span></text:span></text:p>
      <text:p text:style-name="P36"><text:span text:style-name="Fonte_20_parág._20_padrão"><text:span text:style-name="T36"><text:tab/>d2rq:propertyDefinitionLabel "publisher name";</text:span></text:span></text:p>
      <text:p text:style-name="P36"><text:span text:style-name="Fonte_20_parág._20_padrão"><text:span text:style-name="T36"><text:tab/>d2rq:column "publisher.name";</text:span></text:span></text:p>
      <text:p text:style-name="P36"><text:span text:style-name="Fonte_20_parág._20_padrão"><text:span text:style-name="T36"><text:tab/>.</text:span></text:span></text:p>
      <text:p text:style-name="P36"><text:span text:style-name="Fonte_20_parág._20_padrão"><text:span text:style-name="T36">map:publisher_address a d2rq:PropertyBridge;</text:span></text:span></text:p>
      <text:p text:style-name="P36"><text:span text:style-name="Fonte_20_parág._20_padrão"><text:span text:style-name="T36"><text:tab/>d2rq:belongsToClassMap map:publisher;</text:span></text:span></text:p>
      <text:p text:style-name="P36"><text:span text:style-name="Fonte_20_parág._20_padrão"><text:span text:style-name="T36"><text:tab/>d2rq:property vocab:publisher_address;</text:span></text:span></text:p>
      <text:p text:style-name="P36"><text:span text:style-name="Fonte_20_parág._20_padrão"><text:span text:style-name="T36"><text:tab/>d2rq:propertyDefinitionLabel "publisher address";</text:span></text:span></text:p>
      <text:p text:style-name="P36"><text:span text:style-name="Fonte_20_parág._20_padrão"><text:span text:style-name="T36"><text:tab/>d2rq:column "publisher.address";</text:span></text:span></text:p>
      <text:p text:style-name="P36"><text:span text:style-name="Fonte_20_parág._20_padrão"><text:span text:style-name="T36"><text:tab/>.</text:span></text:span></text:p>
      <text:p text:style-name="P36"><text:span text:style-name="Fonte_20_parág._20_padrão"><text:span text:style-name="T36"/></text:span></text:p>
      <text:p text:style-name="P36"><text:span text:style-name="Fonte_20_parág._20_padrão"><text:span text:style-name="T36"># Table recorder</text:span></text:span></text:p>
      <text:p text:style-name="P36"><text:span text:style-name="Fonte_20_parág._20_padrão"><text:span text:style-name="T36">map:recorder a d2rq:ClassMap;</text:span></text:span></text:p>
      <text:p text:style-name="P36"><text:span text:style-name="Fonte_20_parág._20_padrão"><text:span text:style-name="T36"><text:tab/>d2rq:dataStorage map:database;</text:span></text:span></text:p>
      <text:p text:style-name="P36"><text:span text:style-name="Fonte_20_parág._20_padrão"><text:span text:style-name="T36"><text:tab/>d2rq:uriPattern "recorder/@@recorder.recname|urlify@@";</text:span></text:span></text:p>
      <text:p text:style-name="P36"><text:span text:style-name="Fonte_20_parág._20_padrão"><text:span text:style-name="T36"><text:tab/>d2rq:class vocab:recorder;</text:span></text:span></text:p>
      <text:p text:style-name="P36"><text:span text:style-name="Fonte_20_parág._20_padrão"><text:span text:style-name="T36"><text:tab/>d2rq:classDefinitionLabel "recorder";</text:span></text:span></text:p>
      <text:p text:style-name="P36"><text:span text:style-name="Fonte_20_parág._20_padrão"><text:span text:style-name="T36"><text:tab/>.</text:span></text:span></text:p>
      <text:p text:style-name="P36"><text:span text:style-name="Fonte_20_parág._20_padrão"><text:span text:style-name="T36">map:recorder__label a d2rq:PropertyBridge;</text:span></text:span></text:p>
      <text:p text:style-name="P36"><text:span text:style-name="Fonte_20_parág._20_padrão"><text:span text:style-name="T36"><text:tab/>d2rq:belongsToClassMap map:recorder;</text:span></text:span></text:p>
      <text:p text:style-name="P36"><text:span text:style-name="Fonte_20_parág._20_padrão"><text:span text:style-name="T36"><text:tab/>d2rq:property rdfs:label;</text:span></text:span></text:p>
      <text:p text:style-name="P36"><text:span text:style-name="Fonte_20_parág._20_padrão"><text:span text:style-name="T36"><text:tab/>d2rq:pattern "recorder #@@recorder.recname@@";</text:span></text:span></text:p>
      <text:p text:style-name="P36"><text:span text:style-name="Fonte_20_parág._20_padrão"><text:span text:style-name="T36"><text:tab/>.</text:span></text:span></text:p>
      <text:p text:style-name="P36"><text:span text:style-name="Fonte_20_parág._20_padrão"><text:span text:style-name="T36">map:recorder_recname a d2rq:PropertyBridge;</text:span></text:span></text:p>
      <text:p text:style-name="P36"><text:span text:style-name="Fonte_20_parág._20_padrão"><text:span text:style-name="T36"><text:tab/>d2rq:belongsToClassMap map:recorder;</text:span></text:span></text:p>
      <text:p text:style-name="P36"><text:span text:style-name="Fonte_20_parág._20_padrão"><text:span text:style-name="T36"><text:tab/>d2rq:property vocab:recorder_recname;</text:span></text:span></text:p>
      <text:p text:style-name="P36"><text:span text:style-name="Fonte_20_parág._20_padrão"><text:span text:style-name="T36"><text:tab/>d2rq:propertyDefinitionLabel "recorder recname";</text:span></text:span></text:p>
      <text:p text:style-name="P36"><text:span text:style-name="Fonte_20_parág._20_padrão"><text:span text:style-name="T36"><text:tab/>d2rq:column "recorder.recname";</text:span></text:span></text:p>
      <text:p text:style-name="P36"><text:span text:style-name="Fonte_20_parág._20_padrão"><text:span text:style-name="T36"><text:tab/>.</text:span></text:span></text:p>
      <text:p text:style-name="P36"><text:span text:style-name="Fonte_20_parág._20_padrão"><text:span text:style-name="T36"/></text:span></text:p>
      <text:p text:style-name="P36"><text:span text:style-name="Fonte_20_parág._20_padrão"><text:span text:style-name="T36"># Table video</text:span></text:span></text:p>
      <text:p text:style-name="P36"><text:span text:style-name="Fonte_20_parág._20_padrão"><text:span text:style-name="T36">map:video a d2rq:ClassMap;</text:span></text:span></text:p>
      <text:p text:style-name="P36"><text:span text:style-name="Fonte_20_parág._20_padrão"><text:span text:style-name="T36"><text:tab/>d2rq:dataStorage map:database;</text:span></text:span></text:p>
      <text:p text:style-name="P36"><text:span text:style-name="Fonte_20_parág._20_padrão"><text:span text:style-name="T36"><text:tab/>d2rq:uriPattern "video/@@video.title|urlify@@";</text:span></text:span></text:p>
      <text:p text:style-name="P36"><text:span text:style-name="Fonte_20_parág._20_padrão"><text:span text:style-name="T36"><text:tab/>d2rq:class vocab:video;</text:span></text:span></text:p>
      <text:p text:style-name="P36"><text:span text:style-name="Fonte_20_parág._20_padrão"><text:span text:style-name="T36"><text:tab/>d2rq:classDefinitionLabel "video";</text:span></text:span></text:p>
      <text:p text:style-name="P36"><text:span text:style-name="Fonte_20_parág._20_padrão"><text:span text:style-name="T36"><text:tab/>.</text:span></text:span></text:p>
      <text:p text:style-name="P36"><text:span text:style-name="Fonte_20_parág._20_padrão"><text:span text:style-name="T36">map:video__label a d2rq:PropertyBridge;</text:span></text:span></text:p>
      <text:p text:style-name="P36"><text:span text:style-name="Fonte_20_parág._20_padrão"><text:span text:style-name="T36"><text:tab/>d2rq:belongsToClassMap map:video;</text:span></text:span></text:p>
      <text:p text:style-name="P36"><text:soft-page-break/><text:span text:style-name="Fonte_20_parág._20_padrão"><text:span text:style-name="T36"><text:tab/>d2rq:property rdfs:label;</text:span></text:span></text:p>
      <text:p text:style-name="P36"><text:span text:style-name="Fonte_20_parág._20_padrão"><text:span text:style-name="T36"><text:tab/>d2rq:pattern "video #@@video.title@@";</text:span></text:span></text:p>
      <text:p text:style-name="P36"><text:span text:style-name="Fonte_20_parág._20_padrão"><text:span text:style-name="T36"><text:tab/>.</text:span></text:span></text:p>
      <text:p text:style-name="P36"><text:span text:style-name="Fonte_20_parág._20_padrão"><text:span text:style-name="T36">map:video_title a d2rq:PropertyBridge;</text:span></text:span></text:p>
      <text:p text:style-name="P36"><text:span text:style-name="Fonte_20_parág._20_padrão"><text:span text:style-name="T36"><text:tab/>d2rq:belongsToClassMap map:video;</text:span></text:span></text:p>
      <text:p text:style-name="P36"><text:span text:style-name="Fonte_20_parág._20_padrão"><text:span text:style-name="T36"><text:tab/>d2rq:property vocab:video_title;</text:span></text:span></text:p>
      <text:p text:style-name="P36"><text:span text:style-name="Fonte_20_parág._20_padrão"><text:span text:style-name="T36"><text:tab/>d2rq:propertyDefinitionLabel "video title";</text:span></text:span></text:p>
      <text:p text:style-name="P36"><text:span text:style-name="Fonte_20_parág._20_padrão"><text:span text:style-name="T36"><text:tab/>d2rq:column "video.title";</text:span></text:span></text:p>
      <text:p text:style-name="P36"><text:span text:style-name="Fonte_20_parág._20_padrão"><text:span text:style-name="T36"><text:tab/>.</text:span></text:span></text:p>
      <text:p text:style-name="P36"><text:span text:style-name="Fonte_20_parág._20_padrão"><text:span text:style-name="T36">map:video_price a d2rq:PropertyBridge;</text:span></text:span></text:p>
      <text:p text:style-name="P36"><text:span text:style-name="Fonte_20_parág._20_padrão"><text:span text:style-name="T36"><text:tab/>d2rq:belongsToClassMap map:video;</text:span></text:span></text:p>
      <text:p text:style-name="P36"><text:span text:style-name="Fonte_20_parág._20_padrão"><text:span text:style-name="T36"><text:tab/>d2rq:property vocab:video_price;</text:span></text:span></text:p>
      <text:p text:style-name="P36"><text:span text:style-name="Fonte_20_parág._20_padrão"><text:span text:style-name="T36"><text:tab/>d2rq:propertyDefinitionLabel "video price";</text:span></text:span></text:p>
      <text:p text:style-name="P36"><text:span text:style-name="Fonte_20_parág._20_padrão"><text:span text:style-name="T36"><text:tab/>d2rq:column "video.price";</text:span></text:span></text:p>
      <text:p text:style-name="P36"><text:span text:style-name="Fonte_20_parág._20_padrão"><text:span text:style-name="T36"><text:tab/>d2rq:datatype xsd:decimal;</text:span></text:span></text:p>
      <text:p text:style-name="P36"><text:span text:style-name="Fonte_20_parág._20_padrão"><text:span text:style-name="T36"><text:tab/>.</text:span></text:span></text:p>
      <text:p text:style-name="P36"><text:span text:style-name="Fonte_20_parág._20_padrão"><text:span text:style-name="T36">map:video_currency a d2rq:PropertyBridge;</text:span></text:span></text:p>
      <text:p text:style-name="P36"><text:span text:style-name="Fonte_20_parág._20_padrão"><text:span text:style-name="T36"><text:tab/>d2rq:belongsToClassMap map:video;</text:span></text:span></text:p>
      <text:p text:style-name="P36"><text:span text:style-name="Fonte_20_parág._20_padrão"><text:span text:style-name="T36"><text:tab/>d2rq:property vocab:video_currency;</text:span></text:span></text:p>
      <text:p text:style-name="P36"><text:span text:style-name="Fonte_20_parág._20_padrão"><text:span text:style-name="T36"><text:tab/>d2rq:propertyDefinitionLabel "video currency";</text:span></text:span></text:p>
      <text:p text:style-name="P36"><text:span text:style-name="Fonte_20_parág._20_padrão"><text:span text:style-name="T36"><text:tab/>d2rq:column "video.currency";</text:span></text:span></text:p>
      <text:p text:style-name="P36"><text:span text:style-name="Fonte_20_parág._20_padrão"><text:span text:style-name="T36"><text:tab/>.</text:span></text:span></text:p>
      <text:p text:style-name="P36"><text:span text:style-name="Fonte_20_parág._20_padrão"><text:span text:style-name="T36"/></text:span></text:p>
      <text:p text:style-name="P36"><text:span text:style-name="Fonte_20_parág._20_padrão"><text:span text:style-name="T36"/></text:span></text:p>
      <text:p text:style-name="P36"><text:span text:style-name="Fonte_20_parág._20_padrão"><text:span text:style-name="T36"/></text:span></text:p>
      <text:p text:style-name="P36"><text:span text:style-name="Fonte_20_parág._20_padrão"><text:span text:style-name="T36"/></text:span></text:p>
      <text:p text:style-name="P36"><text:span text:style-name="Fonte_20_parág._20_padrão"><text:span text:style-name="T36"/></text:span></text:p>
      <text:p text:style-name="P36"><text:span text:style-name="Fonte_20_parág._20_padrão"><text:span text:style-name="T36"/></text:span></text:p>
      <text:p text:style-name="P36"><text:span text:style-name="Fonte_20_parág._20_padrão"><text:span text:style-name="T36"/></text:span></text:p>
      <text:p text:style-name="P36"><text:span text:style-name="Fonte_20_parág._20_padrão"><text:span text:style-name="T36"/></text:span></text:p>
      <text:p text:style-name="P36"><text:span text:style-name="Fonte_20_parág._20_padrão"><text:span text:style-name="T36"/></text:span></text:p>
      <text:p text:style-name="P36"><text:span text:style-name="Fonte_20_parág._20_padrão"><text:span text:style-name="T36"/></text:span></text:p>
      <text:p text:style-name="P36"><text:span text:style-name="Fonte_20_parág._20_padrão"><text:span text:style-name="T36"/></text:span></text:p>
      <text:p text:style-name="P36"><text:span text:style-name="Fonte_20_parág._20_padrão"><text:span text:style-name="T36"/></text:span></text:p>
      <text:p text:style-name="P36"><text:span text:style-name="Fonte_20_parág._20_padrão"><text:span text:style-name="T36"/></text:span></text:p>
      <text:p text:style-name="P36"><text:span text:style-name="Fonte_20_parág._20_padrão"><text:span text:style-name="T36"/></text:span></text:p>
      <text:p text:style-name="P36"><text:span text:style-name="Fonte_20_parág._20_padrão"><text:span text:style-name="T36"/></text:span></text:p>
      <text:p text:style-name="P36"><text:span text:style-name="Fonte_20_parág._20_padrão"><text:span text:style-name="T36"/></text:span></text:p>
      <text:p text:style-name="P36"><text:span text:style-name="Fonte_20_parág._20_padrão"><text:span text:style-name="T36"/></text:span></text:p>
      <text:p text:style-name="P35"><text:soft-page-break/><text:span text:style-name="Fonte_20_parág._20_padrão"><text:span text:style-name="T4">ANEXO 2</text:span></text:span></text:p>
      <text:p text:style-name="P35"><text:span text:style-name="Fonte_20_parág._20_padrão"><text:span text:style-name="T4">mapping-local-ebay.n3, arquivo de mapeamento auto-gerado para a base eBay</text:span></text:span></text:p>
      <text:p text:style-name="P35"><text:span text:style-name="Fonte_20_parág._20_padrão"><text:span text:style-name="T4"/></text:span></text:p>
      <text:p text:style-name="P36"><text:span text:style-name="Fonte_20_parág._20_padrão"><text:span text:style-name="T36">@prefix map: &lt;file:/C:/Users/Luis/Documents/Mestrado/d2r-server-0.7/mapping-local.n3#&gt; .</text:span></text:span></text:p>
      <text:p text:style-name="P36"><text:span text:style-name="Fonte_20_parág._20_padrão"><text:span text:style-name="T36">@prefix db: &lt;&gt; .</text:span></text:span></text:p>
      <text:p text:style-name="P36"><text:span text:style-name="Fonte_20_parág._20_padrão"><text:span text:style-name="T36">@prefix vocab: &lt;http://localhost:2020/vocab/resource/&gt; .</text:span></text:span></text:p>
      <text:p text:style-name="P36"><text:span text:style-name="Fonte_20_parág._20_padrão"><text:span text:style-name="T36">@prefix rdf: &lt;http://www.w3.org/1999/02/22-rdf-syntax-ns#&gt; .</text:span></text:span></text:p>
      <text:p text:style-name="P36"><text:span text:style-name="Fonte_20_parág._20_padrão"><text:span text:style-name="T36">@prefix rdfs: &lt;http://www.w3.org/2000/01/rdf-schema#&gt; .</text:span></text:span></text:p>
      <text:p text:style-name="P36"><text:span text:style-name="Fonte_20_parág._20_padrão"><text:span text:style-name="T36">@prefix xsd: &lt;http://www.w3.org/2001/XMLSchema#&gt; .</text:span></text:span></text:p>
      <text:p text:style-name="P36"><text:span text:style-name="Fonte_20_parág._20_padrão"><text:span text:style-name="T36">@prefix d2rq: &lt;http://www.wiwiss.fu-berlin.de/suhl/bizer/D2RQ/0.1#&gt; .</text:span></text:span></text:p>
      <text:p text:style-name="P36"><text:span text:style-name="Fonte_20_parág._20_padrão"><text:span text:style-name="T36">@prefix jdbc: &lt;http://d2rq.org/terms/jdbc/&gt; .</text:span></text:span></text:p>
      <text:p text:style-name="P36"><text:span text:style-name="Fonte_20_parág._20_padrão"><text:span text:style-name="T36"/></text:span></text:p>
      <text:p text:style-name="P36"><text:span text:style-name="Fonte_20_parág._20_padrão"><text:span text:style-name="T36">map:database a d2rq:Database;</text:span></text:span></text:p>
      <text:p text:style-name="P36"><text:span text:style-name="Fonte_20_parág._20_padrão"><text:span text:style-name="T36"><text:tab/>d2rq:jdbcDriver "com.mysql.jdbc.Driver";</text:span></text:span></text:p>
      <text:p text:style-name="P36"><text:span text:style-name="Fonte_20_parág._20_padrão"><text:span text:style-name="T36"><text:tab/>d2rq:jdbcDSN "jdbc:mysql://127.0.0.1/ebay";</text:span></text:span></text:p>
      <text:p text:style-name="P36"><text:span text:style-name="Fonte_20_parág._20_padrão"><text:span text:style-name="T36"><text:tab/>d2rq:username "root";</text:span></text:span></text:p>
      <text:p text:style-name="P36"><text:span text:style-name="Fonte_20_parág._20_padrão"><text:span text:style-name="T36"><text:tab/>d2rq:password "admin";</text:span></text:span></text:p>
      <text:p text:style-name="P36"><text:span text:style-name="Fonte_20_parág._20_padrão"><text:span text:style-name="T36"><text:tab/>jdbc:autoReconnect "true";</text:span></text:span></text:p>
      <text:p text:style-name="P36"><text:span text:style-name="Fonte_20_parág._20_padrão"><text:span text:style-name="T36"><text:tab/>jdbc:zeroDateTimeBehavior "convertToNull";</text:span></text:span></text:p>
      <text:p text:style-name="P36"><text:span text:style-name="Fonte_20_parág._20_padrão"><text:span text:style-name="T36"><text:tab/>.</text:span></text:span></text:p>
      <text:p text:style-name="P36"><text:span text:style-name="Fonte_20_parág._20_padrão"><text:span text:style-name="T36"/></text:span></text:p>
      <text:p text:style-name="P36"><text:span text:style-name="Fonte_20_parág._20_padrão"><text:span text:style-name="T36"># Table offer</text:span></text:span></text:p>
      <text:p text:style-name="P36"><text:span text:style-name="Fonte_20_parág._20_padrão"><text:span text:style-name="T36">map:offer a d2rq:ClassMap;</text:span></text:span></text:p>
      <text:p text:style-name="P36"><text:span text:style-name="Fonte_20_parág._20_padrão"><text:span text:style-name="T36"><text:tab/>d2rq:dataStorage map:database;</text:span></text:span></text:p>
      <text:p text:style-name="P36"><text:span text:style-name="Fonte_20_parág._20_padrão"><text:span text:style-name="T36"><text:tab/>d2rq:uriPattern "offer/@@offer.id@@";</text:span></text:span></text:p>
      <text:p text:style-name="P36"><text:span text:style-name="Fonte_20_parág._20_padrão"><text:span text:style-name="T36"><text:tab/>d2rq:class vocab:offer;</text:span></text:span></text:p>
      <text:p text:style-name="P36"><text:span text:style-name="Fonte_20_parág._20_padrão"><text:span text:style-name="T36"><text:tab/>d2rq:classDefinitionLabel "offer";</text:span></text:span></text:p>
      <text:p text:style-name="P36"><text:span text:style-name="Fonte_20_parág._20_padrão"><text:span text:style-name="T36"><text:tab/>.</text:span></text:span></text:p>
      <text:p text:style-name="P36"><text:span text:style-name="Fonte_20_parág._20_padrão"><text:span text:style-name="T36">map:offer__label a d2rq:PropertyBridge;</text:span></text:span></text:p>
      <text:p text:style-name="P36"><text:span text:style-name="Fonte_20_parág._20_padrão"><text:span text:style-name="T36"><text:tab/>d2rq:belongsToClassMap map:offer;</text:span></text:span></text:p>
      <text:p text:style-name="P36"><text:span text:style-name="Fonte_20_parág._20_padrão"><text:span text:style-name="T36"><text:tab/>d2rq:property rdfs:label;</text:span></text:span></text:p>
      <text:p text:style-name="P36"><text:span text:style-name="Fonte_20_parág._20_padrão"><text:span text:style-name="T36"><text:tab/>d2rq:pattern "offer #@@offer.id@@";</text:span></text:span></text:p>
      <text:p text:style-name="P36"><text:span text:style-name="Fonte_20_parág._20_padrão"><text:span text:style-name="T36"><text:tab/>.</text:span></text:span></text:p>
      <text:p text:style-name="P36"><text:span text:style-name="Fonte_20_parág._20_padrão"><text:span text:style-name="T36">map:offer_id a d2rq:PropertyBridge;</text:span></text:span></text:p>
      <text:p text:style-name="P36"><text:span text:style-name="Fonte_20_parág._20_padrão"><text:span text:style-name="T36"><text:tab/>d2rq:belongsToClassMap map:offer;</text:span></text:span></text:p>
      <text:p text:style-name="P36"><text:span text:style-name="Fonte_20_parág._20_padrão"><text:span text:style-name="T36"><text:tab/>d2rq:property vocab:offer_id;</text:span></text:span></text:p>
      <text:p text:style-name="P36"><text:span text:style-name="Fonte_20_parág._20_padrão"><text:span text:style-name="T36"><text:tab/>d2rq:propertyDefinitionLabel "offer id";</text:span></text:span></text:p>
      <text:p text:style-name="P36"><text:span text:style-name="Fonte_20_parág._20_padrão"><text:span text:style-name="T36"><text:tab/>d2rq:column "offer.id";</text:span></text:span></text:p>
      <text:p text:style-name="P36"><text:soft-page-break/><text:span text:style-name="Fonte_20_parág._20_padrão"><text:span text:style-name="T36"><text:tab/>d2rq:datatype xsd:int;</text:span></text:span></text:p>
      <text:p text:style-name="P36"><text:span text:style-name="Fonte_20_parág._20_padrão"><text:span text:style-name="T36"><text:tab/>.</text:span></text:span></text:p>
      <text:p text:style-name="P36"><text:span text:style-name="Fonte_20_parág._20_padrão"><text:span text:style-name="T36">map:offer_qty a d2rq:PropertyBridge;</text:span></text:span></text:p>
      <text:p text:style-name="P36"><text:span text:style-name="Fonte_20_parág._20_padrão"><text:span text:style-name="T36"><text:tab/>d2rq:belongsToClassMap map:offer;</text:span></text:span></text:p>
      <text:p text:style-name="P36"><text:span text:style-name="Fonte_20_parág._20_padrão"><text:span text:style-name="T36"><text:tab/>d2rq:property vocab:offer_qty;</text:span></text:span></text:p>
      <text:p text:style-name="P36"><text:span text:style-name="Fonte_20_parág._20_padrão"><text:span text:style-name="T36"><text:tab/>d2rq:propertyDefinitionLabel "offer qty";</text:span></text:span></text:p>
      <text:p text:style-name="P36"><text:span text:style-name="Fonte_20_parág._20_padrão"><text:span text:style-name="T36"><text:tab/>d2rq:column "offer.qty";</text:span></text:span></text:p>
      <text:p text:style-name="P36"><text:span text:style-name="Fonte_20_parág._20_padrão"><text:span text:style-name="T36"><text:tab/>d2rq:datatype xsd:int;</text:span></text:span></text:p>
      <text:p text:style-name="P36"><text:span text:style-name="Fonte_20_parág._20_padrão"><text:span text:style-name="T36"><text:tab/>.</text:span></text:span></text:p>
      <text:p text:style-name="P36"><text:span text:style-name="Fonte_20_parág._20_padrão"><text:span text:style-name="T36">map:offer_price a d2rq:PropertyBridge;</text:span></text:span></text:p>
      <text:p text:style-name="P36"><text:span text:style-name="Fonte_20_parág._20_padrão"><text:span text:style-name="T36"><text:tab/>d2rq:belongsToClassMap map:offer;</text:span></text:span></text:p>
      <text:p text:style-name="P36"><text:span text:style-name="Fonte_20_parág._20_padrão"><text:span text:style-name="T36"><text:tab/>d2rq:property vocab:offer_price;</text:span></text:span></text:p>
      <text:p text:style-name="P36"><text:span text:style-name="Fonte_20_parág._20_padrão"><text:span text:style-name="T36"><text:tab/>d2rq:propertyDefinitionLabel "offer price";</text:span></text:span></text:p>
      <text:p text:style-name="P36"><text:span text:style-name="Fonte_20_parág._20_padrão"><text:span text:style-name="T36"><text:tab/>d2rq:column "offer.price";</text:span></text:span></text:p>
      <text:p text:style-name="P36"><text:span text:style-name="Fonte_20_parág._20_padrão"><text:span text:style-name="T36"><text:tab/>d2rq:datatype xsd:decimal;</text:span></text:span></text:p>
      <text:p text:style-name="P36"><text:span text:style-name="Fonte_20_parág._20_padrão"><text:span text:style-name="T36"><text:tab/>.</text:span></text:span></text:p>
      <text:p text:style-name="P36"><text:span text:style-name="Fonte_20_parág._20_padrão"><text:span text:style-name="T36">map:offer_currency a d2rq:PropertyBridge;</text:span></text:span></text:p>
      <text:p text:style-name="P36"><text:span text:style-name="Fonte_20_parág._20_padrão"><text:span text:style-name="T36"><text:tab/>d2rq:belongsToClassMap map:offer;</text:span></text:span></text:p>
      <text:p text:style-name="P36"><text:span text:style-name="Fonte_20_parág._20_padrão"><text:span text:style-name="T36"><text:tab/>d2rq:property vocab:offer_currency;</text:span></text:span></text:p>
      <text:p text:style-name="P36"><text:span text:style-name="Fonte_20_parág._20_padrão"><text:span text:style-name="T36"><text:tab/>d2rq:propertyDefinitionLabel "offer currency";</text:span></text:span></text:p>
      <text:p text:style-name="P36"><text:span text:style-name="Fonte_20_parág._20_padrão"><text:span text:style-name="T36"><text:tab/>d2rq:column "offer.currency";</text:span></text:span></text:p>
      <text:p text:style-name="P36"><text:span text:style-name="Fonte_20_parág._20_padrão"><text:span text:style-name="T36"><text:tab/>.</text:span></text:span></text:p>
      <text:p text:style-name="P36"><text:span text:style-name="Fonte_20_parág._20_padrão"><text:span text:style-name="T36">map:offer_product a d2rq:PropertyBridge;</text:span></text:span></text:p>
      <text:p text:style-name="P36"><text:span text:style-name="Fonte_20_parág._20_padrão"><text:span text:style-name="T36"><text:tab/>d2rq:belongsToClassMap map:offer;</text:span></text:span></text:p>
      <text:p text:style-name="P36"><text:span text:style-name="Fonte_20_parág._20_padrão"><text:span text:style-name="T36"><text:tab/>d2rq:property vocab:offer_product;</text:span></text:span></text:p>
      <text:p text:style-name="P36"><text:span text:style-name="Fonte_20_parág._20_padrão"><text:span text:style-name="T36"><text:tab/>d2rq:refersToClassMap map:product;</text:span></text:span></text:p>
      <text:p text:style-name="P36"><text:span text:style-name="Fonte_20_parág._20_padrão"><text:span text:style-name="T36"><text:tab/>d2rq:join "offer.product =&gt; product.title";</text:span></text:span></text:p>
      <text:p text:style-name="P36"><text:span text:style-name="Fonte_20_parág._20_padrão"><text:span text:style-name="T36"><text:tab/>.</text:span></text:span></text:p>
      <text:p text:style-name="P36"><text:span text:style-name="Fonte_20_parág._20_padrão"><text:span text:style-name="T36">map:offer_seller a d2rq:PropertyBridge;</text:span></text:span></text:p>
      <text:p text:style-name="P36"><text:span text:style-name="Fonte_20_parág._20_padrão"><text:span text:style-name="T36"><text:tab/>d2rq:belongsToClassMap map:offer;</text:span></text:span></text:p>
      <text:p text:style-name="P36"><text:span text:style-name="Fonte_20_parág._20_padrão"><text:span text:style-name="T36"><text:tab/>d2rq:property vocab:offer_seller;</text:span></text:span></text:p>
      <text:p text:style-name="P36"><text:span text:style-name="Fonte_20_parág._20_padrão"><text:span text:style-name="T36"><text:tab/>d2rq:refersToClassMap map:seller;</text:span></text:span></text:p>
      <text:p text:style-name="P36"><text:span text:style-name="Fonte_20_parág._20_padrão"><text:span text:style-name="T36"><text:tab/>d2rq:join "offer.seller =&gt; seller.name";</text:span></text:span></text:p>
      <text:p text:style-name="P36"><text:span text:style-name="Fonte_20_parág._20_padrão"><text:span text:style-name="T36"><text:tab/>.</text:span></text:span></text:p>
      <text:p text:style-name="P36"><text:span text:style-name="Fonte_20_parág._20_padrão"><text:span text:style-name="T36"/></text:span></text:p>
      <text:p text:style-name="P36"><text:span text:style-name="Fonte_20_parág._20_padrão"><text:span text:style-name="T36"># Table product</text:span></text:span></text:p>
      <text:p text:style-name="P36"><text:span text:style-name="Fonte_20_parág._20_padrão"><text:span text:style-name="T36">map:product a d2rq:ClassMap;</text:span></text:span></text:p>
      <text:p text:style-name="P36"><text:span text:style-name="Fonte_20_parág._20_padrão"><text:span text:style-name="T36"><text:tab/>d2rq:dataStorage map:database;</text:span></text:span></text:p>
      <text:p text:style-name="P36"><text:span text:style-name="Fonte_20_parág._20_padrão"><text:span text:style-name="T36"><text:tab/>d2rq:uriPattern "product/@@product.title|urlify@@";</text:span></text:span></text:p>
      <text:p text:style-name="P36"><text:soft-page-break/><text:span text:style-name="Fonte_20_parág._20_padrão"><text:span text:style-name="T36"><text:tab/>d2rq:class vocab:product;</text:span></text:span></text:p>
      <text:p text:style-name="P36"><text:span text:style-name="Fonte_20_parág._20_padrão"><text:span text:style-name="T36"><text:tab/>d2rq:classDefinitionLabel "product";</text:span></text:span></text:p>
      <text:p text:style-name="P36"><text:span text:style-name="Fonte_20_parág._20_padrão"><text:span text:style-name="T36"><text:tab/>.</text:span></text:span></text:p>
      <text:p text:style-name="P36"><text:span text:style-name="Fonte_20_parág._20_padrão"><text:span text:style-name="T36">map:product__label a d2rq:PropertyBridge;</text:span></text:span></text:p>
      <text:p text:style-name="P36"><text:span text:style-name="Fonte_20_parág._20_padrão"><text:span text:style-name="T36"><text:tab/>d2rq:belongsToClassMap map:product;</text:span></text:span></text:p>
      <text:p text:style-name="P36"><text:span text:style-name="Fonte_20_parág._20_padrão"><text:span text:style-name="T36"><text:tab/>d2rq:property rdfs:label;</text:span></text:span></text:p>
      <text:p text:style-name="P36"><text:span text:style-name="Fonte_20_parág._20_padrão"><text:span text:style-name="T36"><text:tab/>d2rq:pattern "product #@@product.title@@";</text:span></text:span></text:p>
      <text:p text:style-name="P36"><text:span text:style-name="Fonte_20_parág._20_padrão"><text:span text:style-name="T36"><text:tab/>.</text:span></text:span></text:p>
      <text:p text:style-name="P36"><text:span text:style-name="Fonte_20_parág._20_padrão"><text:span text:style-name="T36">map:product_type a d2rq:PropertyBridge;</text:span></text:span></text:p>
      <text:p text:style-name="P36"><text:span text:style-name="Fonte_20_parág._20_padrão"><text:span text:style-name="T36"><text:tab/>d2rq:belongsToClassMap map:product;</text:span></text:span></text:p>
      <text:p text:style-name="P36"><text:span text:style-name="Fonte_20_parág._20_padrão"><text:span text:style-name="T36"><text:tab/>d2rq:property vocab:product_type;</text:span></text:span></text:p>
      <text:p text:style-name="P36"><text:span text:style-name="Fonte_20_parág._20_padrão"><text:span text:style-name="T36"><text:tab/>d2rq:propertyDefinitionLabel "product type";</text:span></text:span></text:p>
      <text:p text:style-name="P36"><text:span text:style-name="Fonte_20_parág._20_padrão"><text:span text:style-name="T36"><text:tab/>d2rq:column "product.type";</text:span></text:span></text:p>
      <text:p text:style-name="P36"><text:span text:style-name="Fonte_20_parág._20_padrão"><text:span text:style-name="T36"><text:tab/>.</text:span></text:span></text:p>
      <text:p text:style-name="P36"><text:span text:style-name="Fonte_20_parág._20_padrão"><text:span text:style-name="T36">map:product_title a d2rq:PropertyBridge;</text:span></text:span></text:p>
      <text:p text:style-name="P36"><text:span text:style-name="Fonte_20_parág._20_padrão"><text:span text:style-name="T36"><text:tab/>d2rq:belongsToClassMap map:product;</text:span></text:span></text:p>
      <text:p text:style-name="P36"><text:span text:style-name="Fonte_20_parág._20_padrão"><text:span text:style-name="T36"><text:tab/>d2rq:property vocab:product_title;</text:span></text:span></text:p>
      <text:p text:style-name="P36"><text:span text:style-name="Fonte_20_parág._20_padrão"><text:span text:style-name="T36"><text:tab/>d2rq:propertyDefinitionLabel "product title";</text:span></text:span></text:p>
      <text:p text:style-name="P36"><text:span text:style-name="Fonte_20_parág._20_padrão"><text:span text:style-name="T36"><text:tab/>d2rq:column "product.title";</text:span></text:span></text:p>
      <text:p text:style-name="P36"><text:span text:style-name="Fonte_20_parág._20_padrão"><text:span text:style-name="T36"><text:tab/>.</text:span></text:span></text:p>
      <text:p text:style-name="P36"><text:span text:style-name="Fonte_20_parág._20_padrão"><text:span text:style-name="T36">map:product_condit a d2rq:PropertyBridge;</text:span></text:span></text:p>
      <text:p text:style-name="P36"><text:span text:style-name="Fonte_20_parág._20_padrão"><text:span text:style-name="T36"><text:tab/>d2rq:belongsToClassMap map:product;</text:span></text:span></text:p>
      <text:p text:style-name="P36"><text:span text:style-name="Fonte_20_parág._20_padrão"><text:span text:style-name="T36"><text:tab/>d2rq:property vocab:product_condit;</text:span></text:span></text:p>
      <text:p text:style-name="P36"><text:span text:style-name="Fonte_20_parág._20_padrão"><text:span text:style-name="T36"><text:tab/>d2rq:propertyDefinitionLabel "product condit";</text:span></text:span></text:p>
      <text:p text:style-name="P36"><text:span text:style-name="Fonte_20_parág._20_padrão"><text:span text:style-name="T36"><text:tab/>d2rq:column "product.condit";</text:span></text:span></text:p>
      <text:p text:style-name="P36"><text:span text:style-name="Fonte_20_parág._20_padrão"><text:span text:style-name="T36"><text:tab/>.</text:span></text:span></text:p>
      <text:p text:style-name="P36"><text:span text:style-name="Fonte_20_parág._20_padrão"><text:span text:style-name="T36">map:product_author a d2rq:PropertyBridge;</text:span></text:span></text:p>
      <text:p text:style-name="P36"><text:span text:style-name="Fonte_20_parág._20_padrão"><text:span text:style-name="T36"><text:tab/>d2rq:belongsToClassMap map:product;</text:span></text:span></text:p>
      <text:p text:style-name="P36"><text:span text:style-name="Fonte_20_parág._20_padrão"><text:span text:style-name="T36"><text:tab/>d2rq:property vocab:product_author;</text:span></text:span></text:p>
      <text:p text:style-name="P36"><text:span text:style-name="Fonte_20_parág._20_padrão"><text:span text:style-name="T36"><text:tab/>d2rq:propertyDefinitionLabel "product author";</text:span></text:span></text:p>
      <text:p text:style-name="P36"><text:span text:style-name="Fonte_20_parág._20_padrão"><text:span text:style-name="T36"><text:tab/>d2rq:column "product.author";</text:span></text:span></text:p>
      <text:p text:style-name="P36"><text:span text:style-name="Fonte_20_parág._20_padrão"><text:span text:style-name="T36"><text:tab/>.</text:span></text:span></text:p>
      <text:p text:style-name="P36"><text:span text:style-name="Fonte_20_parág._20_padrão"><text:span text:style-name="T36">map:product_year a d2rq:PropertyBridge;</text:span></text:span></text:p>
      <text:p text:style-name="P36"><text:span text:style-name="Fonte_20_parág._20_padrão"><text:span text:style-name="T36"><text:tab/>d2rq:belongsToClassMap map:product;</text:span></text:span></text:p>
      <text:p text:style-name="P36"><text:span text:style-name="Fonte_20_parág._20_padrão"><text:span text:style-name="T36"><text:tab/>d2rq:property vocab:product_year;</text:span></text:span></text:p>
      <text:p text:style-name="P36"><text:span text:style-name="Fonte_20_parág._20_padrão"><text:span text:style-name="T36"><text:tab/>d2rq:propertyDefinitionLabel "product year";</text:span></text:span></text:p>
      <text:p text:style-name="P36"><text:span text:style-name="Fonte_20_parág._20_padrão"><text:span text:style-name="T36"><text:tab/>d2rq:column "product.year";</text:span></text:span></text:p>
      <text:p text:style-name="P36"><text:span text:style-name="Fonte_20_parág._20_padrão"><text:span text:style-name="T36"><text:tab/>d2rq:datatype xsd:int;</text:span></text:span></text:p>
      <text:p text:style-name="P36"><text:span text:style-name="Fonte_20_parág._20_padrão"><text:span text:style-name="T36"><text:tab/>.</text:span></text:span></text:p>
      <text:p text:style-name="P36"><text:soft-page-break/><text:span text:style-name="Fonte_20_parág._20_padrão"><text:span text:style-name="T36">map:product_publisher a d2rq:PropertyBridge;</text:span></text:span></text:p>
      <text:p text:style-name="P36"><text:span text:style-name="Fonte_20_parág._20_padrão"><text:span text:style-name="T36"><text:tab/>d2rq:belongsToClassMap map:product;</text:span></text:span></text:p>
      <text:p text:style-name="P36"><text:span text:style-name="Fonte_20_parág._20_padrão"><text:span text:style-name="T36"><text:tab/>d2rq:property vocab:product_publisher;</text:span></text:span></text:p>
      <text:p text:style-name="P36"><text:span text:style-name="Fonte_20_parág._20_padrão"><text:span text:style-name="T36"><text:tab/>d2rq:propertyDefinitionLabel "product publisher";</text:span></text:span></text:p>
      <text:p text:style-name="P36"><text:span text:style-name="Fonte_20_parág._20_padrão"><text:span text:style-name="T36"><text:tab/>d2rq:column "product.publisher";</text:span></text:span></text:p>
      <text:p text:style-name="P36"><text:span text:style-name="Fonte_20_parág._20_padrão"><text:span text:style-name="T36"><text:tab/>.</text:span></text:span></text:p>
      <text:p text:style-name="P36"><text:span text:style-name="Fonte_20_parág._20_padrão"><text:span text:style-name="T36"/></text:span></text:p>
      <text:p text:style-name="P36"><text:span text:style-name="Fonte_20_parág._20_padrão"><text:span text:style-name="T36"># Table seller</text:span></text:span></text:p>
      <text:p text:style-name="P36"><text:span text:style-name="Fonte_20_parág._20_padrão"><text:span text:style-name="T36">map:seller a d2rq:ClassMap;</text:span></text:span></text:p>
      <text:p text:style-name="P36"><text:span text:style-name="Fonte_20_parág._20_padrão"><text:span text:style-name="T36"><text:tab/>d2rq:dataStorage map:database;</text:span></text:span></text:p>
      <text:p text:style-name="P36"><text:span text:style-name="Fonte_20_parág._20_padrão"><text:span text:style-name="T36"><text:tab/>d2rq:uriPattern "seller/@@seller.name|urlify@@";</text:span></text:span></text:p>
      <text:p text:style-name="P36"><text:span text:style-name="Fonte_20_parág._20_padrão"><text:span text:style-name="T36"><text:tab/>d2rq:class vocab:seller;</text:span></text:span></text:p>
      <text:p text:style-name="P36"><text:span text:style-name="Fonte_20_parág._20_padrão"><text:span text:style-name="T36"><text:tab/>d2rq:classDefinitionLabel "seller";</text:span></text:span></text:p>
      <text:p text:style-name="P36"><text:span text:style-name="Fonte_20_parág._20_padrão"><text:span text:style-name="T36"><text:tab/>.</text:span></text:span></text:p>
      <text:p text:style-name="P36"><text:span text:style-name="Fonte_20_parág._20_padrão"><text:span text:style-name="T36">map:seller__label a d2rq:PropertyBridge;</text:span></text:span></text:p>
      <text:p text:style-name="P36"><text:span text:style-name="Fonte_20_parág._20_padrão"><text:span text:style-name="T36"><text:tab/>d2rq:belongsToClassMap map:seller;</text:span></text:span></text:p>
      <text:p text:style-name="P36"><text:span text:style-name="Fonte_20_parág._20_padrão"><text:span text:style-name="T36"><text:tab/>d2rq:property rdfs:label;</text:span></text:span></text:p>
      <text:p text:style-name="P36"><text:span text:style-name="Fonte_20_parág._20_padrão"><text:span text:style-name="T36"><text:tab/>d2rq:pattern "seller #@@seller.name@@";</text:span></text:span></text:p>
      <text:p text:style-name="P36"><text:span text:style-name="Fonte_20_parág._20_padrão"><text:span text:style-name="T36"><text:tab/>.</text:span></text:span></text:p>
      <text:p text:style-name="P36"><text:span text:style-name="Fonte_20_parág._20_padrão"><text:span text:style-name="T36">map:seller_name a d2rq:PropertyBridge;</text:span></text:span></text:p>
      <text:p text:style-name="P36"><text:span text:style-name="Fonte_20_parág._20_padrão"><text:span text:style-name="T36"><text:tab/>d2rq:belongsToClassMap map:seller;</text:span></text:span></text:p>
      <text:p text:style-name="P36"><text:span text:style-name="Fonte_20_parág._20_padrão"><text:span text:style-name="T36"><text:tab/>d2rq:property vocab:seller_name;</text:span></text:span></text:p>
      <text:p text:style-name="P36"><text:span text:style-name="Fonte_20_parág._20_padrão"><text:span text:style-name="T36"><text:tab/>d2rq:propertyDefinitionLabel "seller name";</text:span></text:span></text:p>
      <text:p text:style-name="P36"><text:span text:style-name="Fonte_20_parág._20_padrão"><text:span text:style-name="T36"><text:tab/>d2rq:column "seller.name";</text:span></text:span></text:p>
      <text:p text:style-name="P36"><text:span text:style-name="Fonte_20_parág._20_padrão"><text:span text:style-name="T36"><text:tab/>.</text:span></text:span></text:p>
      <text:p text:style-name="P36"><text:span text:style-name="Fonte_20_parág._20_padrão"><text:span text:style-name="T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MI8" svg:font-family="CMMI8"/>
    <style:font-face style:name="CMR8" svg:font-family="CMR8"/>
    <style:font-face style:name="CMSY6" svg:font-family="CMSY6"/>
    <style:font-face style:name="CMSY8" svg:font-family="CMSY8"/>
    <style:font-face style:name="Segoe UI" svg:font-family="'Segoe UI'"/>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1"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comentário" style:display-name="Texto de comentário"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9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initial-creator>Luís Teixeira</meta:initial-creator>
    <dc:creator>Luís Teixeira</dc:creator>
    <meta:creation-date>2011-04-20T13:46:00Z</meta:creation-date>
    <dc:date>2011-05-02T22:19:20.07</dc:date>
    <meta:editing-cycles>70</meta:editing-cycles>
    <meta:editing-duration>PT14H20M43S</meta:editing-duration>
    <meta:document-statistic meta:table-count="4" meta:image-count="5" meta:object-count="0" meta:page-count="24" meta:paragraph-count="703" meta:word-count="3714" meta:character-count="29566"/>
    <meta:template xlink:type="simple" xlink:actuate="onRequest" xlink:title="" xlink:href="../../../../../../../../Downloads/Pré-Proposta.odt/Normal"/>
  </office:meta>
</office:document-meta>
</file>